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3.78cm"/>
    </style:style>
    <style:style style:name="co2" style:family="table-column">
      <style:table-column-properties fo:break-before="auto" style:column-width="6.646cm"/>
    </style:style>
    <style:style style:name="co3" style:family="table-column">
      <style:table-column-properties fo:break-before="auto" style:column-width="6.345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085cm"/>
    </style:style>
    <style:style style:name="co7" style:family="table-column">
      <style:table-column-properties fo:break-before="auto" style:column-width="1.058cm"/>
    </style:style>
    <style:style style:name="co8" style:family="table-column">
      <style:table-column-properties fo:break-before="auto" style:column-width="1.686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1.425cm"/>
    </style:style>
    <style:style style:name="co13" style:family="table-column">
      <style:table-column-properties fo:break-before="auto" style:column-width="7.313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5.953cm"/>
    </style:style>
    <style:style style:name="co16" style:family="table-column">
      <style:table-column-properties fo:break-before="auto" style:column-width="1.909cm"/>
    </style:style>
    <style:style style:name="co17" style:family="table-column">
      <style:table-column-properties fo:break-before="auto" style:column-width="10.008cm"/>
    </style:style>
    <style:style style:name="co18" style:family="table-column">
      <style:table-column-properties fo:break-before="auto" style:column-width="9.996cm"/>
    </style:style>
    <style:style style:name="co19" style:family="table-column">
      <style:table-column-properties fo:break-before="auto" style:column-width="7.038cm"/>
    </style:style>
    <style:style style:name="co20" style:family="table-column">
      <style:table-column-properties fo:break-before="auto" style:column-width="4.905cm"/>
    </style:style>
    <style:style style:name="co21" style:family="table-column">
      <style:table-column-properties fo:break-before="auto" style:column-width="8.557cm"/>
    </style:style>
    <style:style style:name="co22" style:family="table-column">
      <style:table-column-properties fo:break-before="auto" style:column-width="5.874cm"/>
    </style:style>
    <style:style style:name="co23" style:family="table-column">
      <style:table-column-properties fo:break-before="auto" style:column-width="9.001cm"/>
    </style:style>
    <style:style style:name="co24" style:family="table-column">
      <style:table-column-properties fo:break-before="auto" style:column-width="3.715cm"/>
    </style:style>
    <style:style style:name="co25" style:family="table-column">
      <style:table-column-properties fo:break-before="auto" style:column-width="6.188cm"/>
    </style:style>
    <style:style style:name="co26" style:family="table-column">
      <style:table-column-properties fo:break-before="auto" style:column-width="3.729cm"/>
    </style:style>
    <style:style style:name="co27" style:family="table-column">
      <style:table-column-properties fo:break-before="auto" style:column-width="4.016cm"/>
    </style:style>
    <style:style style:name="co28" style:family="table-column">
      <style:table-column-properties fo:break-before="auto" style:column-width="3.217cm"/>
    </style:style>
    <style:style style:name="co29" style:family="table-column">
      <style:table-column-properties fo:break-before="auto" style:column-width="4.722cm"/>
    </style:style>
    <style:style style:name="co30" style:family="table-column">
      <style:table-column-properties fo:break-before="auto" style:column-width="1.949cm"/>
    </style:style>
    <style:style style:name="co31" style:family="table-column">
      <style:table-column-properties fo:break-before="auto" style:column-width="2.053cm"/>
    </style:style>
    <style:style style:name="co32" style:family="table-column">
      <style:table-column-properties fo:break-before="auto" style:column-width="2.708cm"/>
    </style:style>
    <style:style style:name="co33" style:family="table-column">
      <style:table-column-properties fo:break-before="auto" style:column-width="2.058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4" fo:border="none"/>
    </style:style>
    <style:style style:name="odfdo_auto_3" style:family="table-cell" style:parent-style-name="Default">
      <style:table-cell-properties fo:background-color="#0000c9" fo:border="none"/>
    </style:style>
    <style:style style:name="odfdo_auto_4" style:family="table-cell" style:parent-style-name="Default">
      <style:table-cell-properties fo:background-color="#0000ed" fo:border="none"/>
    </style:style>
    <style:style style:name="odfdo_auto_5" style:family="table-cell" style:parent-style-name="Default">
      <style:table-cell-properties fo:background-color="#0004ff" fo:border="none"/>
    </style:style>
    <style:style style:name="odfdo_auto_6" style:family="table-cell" style:parent-style-name="Default">
      <style:table-cell-properties fo:background-color="#0024ff" fo:border="none"/>
    </style:style>
    <style:style style:name="odfdo_auto_7" style:family="table-cell" style:parent-style-name="Default">
      <style:table-cell-properties fo:background-color="#0044ff" fo:border="none"/>
    </style:style>
    <style:style style:name="odfdo_auto_8" style:family="table-cell" style:parent-style-name="Default">
      <style:table-cell-properties fo:background-color="#0064ff" fo:border="none"/>
    </style:style>
    <style:style style:name="odfdo_auto_9" style:family="table-cell" style:parent-style-name="Default">
      <style:table-cell-properties fo:background-color="#0089ff" fo:border="none"/>
    </style:style>
    <style:style style:name="odfdo_auto_10" style:family="table-cell" style:parent-style-name="Default">
      <style:table-cell-properties fo:background-color="#00a9ff" fo:border="none"/>
    </style:style>
    <style:style style:name="odfdo_auto_11" style:family="table-cell" style:parent-style-name="Default">
      <style:table-cell-properties fo:background-color="#00c9ff" fo:border="none"/>
    </style:style>
    <style:style style:name="odfdo_auto_12" style:family="table-cell" style:parent-style-name="Default">
      <style:table-cell-properties fo:background-color="#02e9f5" fo:border="none"/>
    </style:style>
    <style:style style:name="odfdo_auto_13" style:family="table-cell" style:parent-style-name="Default">
      <style:table-cell-properties fo:background-color="#1fffd8" fo:border="none"/>
    </style:style>
    <style:style style:name="odfdo_auto_14" style:family="table-cell" style:parent-style-name="Default">
      <style:table-cell-properties fo:background-color="#39ffbe" fo:border="none"/>
    </style:style>
    <style:style style:name="odfdo_auto_15" style:family="table-cell" style:parent-style-name="Default">
      <style:table-cell-properties fo:background-color="#53ffa4" fo:border="none"/>
    </style:style>
    <style:style style:name="odfdo_auto_16" style:family="table-cell" style:parent-style-name="Default">
      <style:table-cell-properties fo:background-color="#6dff8a" fo:border="none"/>
    </style:style>
    <style:style style:name="odfdo_auto_17" style:family="table-cell" style:parent-style-name="Default">
      <style:table-cell-properties fo:background-color="#8aff6d" fo:border="none"/>
    </style:style>
    <style:style style:name="odfdo_auto_18" style:family="table-cell" style:parent-style-name="Default">
      <style:table-cell-properties fo:background-color="#a4ff53" fo:border="none"/>
    </style:style>
    <style:style style:name="odfdo_auto_19" style:family="table-cell" style:parent-style-name="Default">
      <style:table-cell-properties fo:background-color="#beff39" fo:border="none"/>
    </style:style>
    <style:style style:name="odfdo_auto_20" style:family="table-cell" style:parent-style-name="Default">
      <style:table-cell-properties fo:background-color="#d8ff1f" fo:border="none"/>
    </style:style>
    <style:style style:name="odfdo_auto_21" style:family="table-cell" style:parent-style-name="Default">
      <style:table-cell-properties fo:background-color="#f5f902" fo:border="none"/>
    </style:style>
    <style:style style:name="odfdo_auto_22" style:family="table-cell" style:parent-style-name="Default">
      <style:table-cell-properties fo:background-color="#ffdb00" fo:border="none"/>
    </style:style>
    <style:style style:name="odfdo_auto_23" style:family="table-cell" style:parent-style-name="Default">
      <style:table-cell-properties fo:background-color="#ffbd00" fo:border="none"/>
    </style:style>
    <style:style style:name="odfdo_auto_24" style:family="table-cell" style:parent-style-name="Default">
      <style:table-cell-properties fo:background-color="#ffa000" fo:border="none"/>
    </style:style>
    <style:style style:name="odfdo_auto_25" style:family="table-cell" style:parent-style-name="Default">
      <style:table-cell-properties fo:background-color="#ff7e00" fo:border="none"/>
    </style:style>
    <style:style style:name="odfdo_auto_26" style:family="table-cell" style:parent-style-name="Default">
      <style:table-cell-properties fo:background-color="#ff6000" fo:border="none"/>
    </style:style>
    <style:style style:name="odfdo_auto_27" style:family="table-cell" style:parent-style-name="Default">
      <style:table-cell-properties fo:background-color="#ff4300" fo:border="none"/>
    </style:style>
    <style:style style:name="odfdo_auto_28" style:family="table-cell" style:parent-style-name="Default">
      <style:table-cell-properties fo:background-color="#ff2500" fo:border="none"/>
    </style:style>
    <style:style style:name="odfdo_auto_29" style:family="table-cell" style:parent-style-name="Default">
      <style:table-cell-properties fo:background-color="#ed0300" fo:border="none"/>
    </style:style>
    <style:style style:name="odfdo_auto_30" style:family="table-cell" style:parent-style-name="Default">
      <style:table-cell-properties fo:background-color="#c90000" fo:border="none"/>
    </style:style>
    <style:style style:name="odfdo_auto_31" style:family="table-cell" style:parent-style-name="Default">
      <style:table-cell-properties fo:background-color="#a40000" fo:border="none"/>
    </style:style>
    <style:style style:name="odfdo_auto_32" style:family="table-cell" style:parent-style-name="Default">
      <style:table-cell-properties fo:background-color="#0c0787" fo:border="none"/>
    </style:style>
    <style:style style:name="odfdo_auto_33" style:family="table-cell" style:parent-style-name="Default">
      <style:table-cell-properties fo:background-color="#130689" fo:border="none"/>
    </style:style>
    <style:style style:name="odfdo_auto_152" style:family="table-cell" style:parent-style-name="Default">
      <style:table-cell-properties fo:border="none"/>
      <style:text-properties fo:color="#ff0000"/>
    </style:style>
    <style:style style:name="odfdo_auto_44" style:family="table-cell" style:parent-style-name="Default">
      <style:table-cell-properties fo:background-color="#3f039c" fo:border="none"/>
    </style:style>
    <style:style style:name="odfdo_auto_46" style:family="table-cell" style:parent-style-name="Default">
      <style:table-cell-properties fo:background-color="#4702a0" fo:border="none"/>
    </style:style>
    <style:style style:name="odfdo_auto_55" style:family="table-cell" style:parent-style-name="Default">
      <style:table-cell-properties fo:background-color="#6400a7" fo:border="none"/>
    </style:style>
    <style:style style:name="odfdo_auto_59" style:family="table-cell" style:parent-style-name="Default">
      <style:table-cell-properties fo:background-color="#7200a9" fo:border="none"/>
    </style:style>
    <style:style style:name="odfdo_auto_41" style:family="table-cell" style:parent-style-name="Default">
      <style:table-cell-properties fo:background-color="#350498" fo:border="none"/>
    </style:style>
    <style:style style:name="odfdo_auto_42" style:family="table-cell" style:parent-style-name="Default">
      <style:table-cell-properties fo:background-color="#38049a" fo:border="none"/>
    </style:style>
    <style:style style:name="odfdo_auto_61" style:family="table-cell" style:parent-style-name="Default">
      <style:table-cell-properties fo:background-color="#7801a8" fo:border="none"/>
    </style:style>
    <style:style style:name="odfdo_auto_39" style:family="table-cell" style:parent-style-name="Default">
      <style:table-cell-properties fo:background-color="#2d0495" fo:border="none"/>
    </style:style>
    <style:style style:name="odfdo_auto_40" style:family="table-cell" style:parent-style-name="Default">
      <style:table-cell-properties fo:background-color="#310497" fo:border="none"/>
    </style:style>
    <style:style style:name="odfdo_auto_37" style:family="table-cell" style:parent-style-name="Default">
      <style:table-cell-properties fo:background-color="#260592" fo:border="none"/>
    </style:style>
    <style:style style:name="odfdo_auto_38" style:family="table-cell" style:parent-style-name="Default">
      <style:table-cell-properties fo:background-color="#2a0593" fo:border="none"/>
    </style:style>
    <style:style style:name="odfdo_auto_43" style:family="table-cell" style:parent-style-name="Default">
      <style:table-cell-properties fo:background-color="#3c039b" fo:border="none"/>
    </style:style>
    <style:style style:name="odfdo_auto_34" style:family="table-cell" style:parent-style-name="Default">
      <style:table-cell-properties fo:background-color="#18068c" fo:border="none"/>
    </style:style>
    <style:style style:name="odfdo_auto_45" style:family="table-cell" style:parent-style-name="Default">
      <style:table-cell-properties fo:background-color="#44039e" fo:border="none"/>
    </style:style>
    <style:style style:name="odfdo_auto_47" style:family="table-cell" style:parent-style-name="Default">
      <style:table-cell-properties fo:background-color="#4b02a1" fo:border="none"/>
    </style:style>
    <style:style style:name="odfdo_auto_56" style:family="table-cell" style:parent-style-name="Default">
      <style:table-cell-properties fo:background-color="#6700a8" fo:border="none"/>
    </style:style>
    <style:style style:name="odfdo_auto_60" style:family="table-cell" style:parent-style-name="Default">
      <style:table-cell-properties fo:background-color="#7500a9" fo:border="none"/>
    </style:style>
    <style:style style:name="odfdo_auto_35" style:family="table-cell" style:parent-style-name="Default">
      <style:table-cell-properties fo:background-color="#1d068e" fo:border="none"/>
    </style:style>
    <style:style style:name="odfdo_auto_36" style:family="table-cell" style:parent-style-name="Default">
      <style:table-cell-properties fo:background-color="#210590" fo:border="none"/>
    </style:style>
    <style:style style:name="odfdo_auto_57" style:family="table-cell" style:parent-style-name="Default">
      <style:table-cell-properties fo:background-color="#6c00a8" fo:border="none"/>
    </style:style>
    <style:style style:name="odfdo_auto_62" style:family="table-cell" style:parent-style-name="Default">
      <style:table-cell-properties fo:background-color="#7b02a8" fo:border="none"/>
    </style:style>
    <style:style style:name="odfdo_auto_63" style:family="table-cell" style:parent-style-name="Default">
      <style:table-cell-properties fo:background-color="#7e03a8" fo:border="none"/>
    </style:style>
    <style:style style:name="odfdo_auto_52" style:family="table-cell" style:parent-style-name="Default">
      <style:table-cell-properties fo:background-color="#5b00a5" fo:border="none"/>
    </style:style>
    <style:style style:name="odfdo_auto_53" style:family="table-cell" style:parent-style-name="Default">
      <style:table-cell-properties fo:background-color="#5e00a6" fo:border="none"/>
    </style:style>
    <style:style style:name="odfdo_auto_54" style:family="table-cell" style:parent-style-name="Default">
      <style:table-cell-properties fo:background-color="#6100a7" fo:border="none"/>
    </style:style>
    <style:style style:name="odfdo_auto_58" style:family="table-cell" style:parent-style-name="Default">
      <style:table-cell-properties fo:background-color="#6f00a8" fo:border="none"/>
    </style:style>
    <style:style style:name="odfdo_auto_48" style:family="table-cell" style:parent-style-name="Default">
      <style:table-cell-properties fo:background-color="#4e02a2" fo:border="none"/>
    </style:style>
    <style:style style:name="odfdo_auto_49" style:family="table-cell" style:parent-style-name="Default">
      <style:table-cell-properties fo:background-color="#5101a3" fo:border="none"/>
    </style:style>
    <style:style style:name="odfdo_auto_50" style:family="table-cell" style:parent-style-name="Default">
      <style:table-cell-properties fo:background-color="#5401a4" fo:border="none"/>
    </style:style>
    <style:style style:name="odfdo_auto_51" style:family="table-cell" style:parent-style-name="Default">
      <style:table-cell-properties fo:background-color="#5801a5" fo:border="none"/>
    </style:style>
    <style:style style:name="odfdo_auto_64" style:family="table-cell" style:parent-style-name="Default">
      <style:table-cell-properties fo:background-color="#8104a7" fo:border="none"/>
    </style:style>
    <style:style style:name="odfdo_auto_73" style:family="table-cell" style:parent-style-name="Default">
      <style:table-cell-properties fo:background-color="#9c179e" fo:border="none"/>
    </style:style>
    <style:style style:name="odfdo_auto_71" style:family="table-cell" style:parent-style-name="Default">
      <style:table-cell-properties fo:background-color="#9612a1" fo:border="none"/>
    </style:style>
    <style:style style:name="odfdo_auto_69" style:family="table-cell" style:parent-style-name="Default">
      <style:table-cell-properties fo:background-color="#910ea3" fo:border="none"/>
    </style:style>
    <style:style style:name="odfdo_auto_75" style:family="table-cell" style:parent-style-name="Default">
      <style:table-cell-properties fo:background-color="#a11b9b" fo:border="none"/>
    </style:style>
    <style:style style:name="odfdo_auto_84" style:family="table-cell" style:parent-style-name="Default">
      <style:table-cell-properties fo:background-color="#b8318a" fo:border="none"/>
    </style:style>
    <style:style style:name="odfdo_auto_87" style:family="table-cell" style:parent-style-name="Default">
      <style:table-cell-properties fo:background-color="#be3785" fo:border="none"/>
    </style:style>
    <style:style style:name="odfdo_auto_90" style:family="table-cell" style:parent-style-name="Default">
      <style:table-cell-properties fo:background-color="#c43e7f" fo:border="none"/>
    </style:style>
    <style:style style:name="odfdo_auto_100" style:family="table-cell" style:parent-style-name="Default">
      <style:table-cell-properties fo:background-color="#d7566c" fo:border="none"/>
    </style:style>
    <style:style style:name="odfdo_auto_76" style:family="table-cell" style:parent-style-name="Default">
      <style:table-cell-properties fo:background-color="#a41d9a" fo:border="none"/>
    </style:style>
    <style:style style:name="odfdo_auto_65" style:family="table-cell" style:parent-style-name="Default">
      <style:table-cell-properties fo:background-color="#8405a7" fo:border="none"/>
    </style:style>
    <style:style style:name="odfdo_auto_91" style:family="table-cell" style:parent-style-name="Default">
      <style:table-cell-properties fo:background-color="#c6407d" fo:border="none"/>
    </style:style>
    <style:style style:name="odfdo_auto_78" style:family="table-cell" style:parent-style-name="Default">
      <style:table-cell-properties fo:background-color="#a92296" fo:border="none"/>
    </style:style>
    <style:style style:name="odfdo_auto_79" style:family="table-cell" style:parent-style-name="Default">
      <style:table-cell-properties fo:background-color="#ab2495" fo:border="none"/>
    </style:style>
    <style:style style:name="odfdo_auto_92" style:family="table-cell" style:parent-style-name="Default">
      <style:table-cell-properties fo:background-color="#c8437b" fo:border="none"/>
    </style:style>
    <style:style style:name="odfdo_auto_80" style:family="table-cell" style:parent-style-name="Default">
      <style:table-cell-properties fo:background-color="#ad2693" fo:border="none"/>
    </style:style>
    <style:style style:name="odfdo_auto_81" style:family="table-cell" style:parent-style-name="Default">
      <style:table-cell-properties fo:background-color="#b02991" fo:border="none"/>
    </style:style>
    <style:style style:name="odfdo_auto_66" style:family="table-cell" style:parent-style-name="Default">
      <style:table-cell-properties fo:background-color="#8707a6" fo:border="none"/>
    </style:style>
    <style:style style:name="odfdo_auto_74" style:family="table-cell" style:parent-style-name="Default">
      <style:table-cell-properties fo:background-color="#9e199d" fo:border="none"/>
    </style:style>
    <style:style style:name="odfdo_auto_67" style:family="table-cell" style:parent-style-name="Default">
      <style:table-cell-properties fo:background-color="#8a08a6" fo:border="none"/>
    </style:style>
    <style:style style:name="odfdo_auto_83" style:family="table-cell" style:parent-style-name="Default">
      <style:table-cell-properties fo:background-color="#b52e8c" fo:border="none"/>
    </style:style>
    <style:style style:name="odfdo_auto_85" style:family="table-cell" style:parent-style-name="Default">
      <style:table-cell-properties fo:background-color="#ba3389" fo:border="none"/>
    </style:style>
    <style:style style:name="odfdo_auto_88" style:family="table-cell" style:parent-style-name="Default">
      <style:table-cell-properties fo:background-color="#c03a83" fo:border="none"/>
    </style:style>
    <style:style style:name="odfdo_auto_93" style:family="table-cell" style:parent-style-name="Default">
      <style:table-cell-properties fo:background-color="#ca457a" fo:border="none"/>
    </style:style>
    <style:style style:name="odfdo_auto_77" style:family="table-cell" style:parent-style-name="Default">
      <style:table-cell-properties fo:background-color="#a62098" fo:border="none"/>
    </style:style>
    <style:style style:name="odfdo_auto_68" style:family="table-cell" style:parent-style-name="Default">
      <style:table-cell-properties fo:background-color="#8d0ba5" fo:border="none"/>
    </style:style>
    <style:style style:name="odfdo_auto_86" style:family="table-cell" style:parent-style-name="Default">
      <style:table-cell-properties fo:background-color="#bc3587" fo:border="none"/>
    </style:style>
    <style:style style:name="odfdo_auto_94" style:family="table-cell" style:parent-style-name="Default">
      <style:table-cell-properties fo:background-color="#cd4877" fo:border="none"/>
    </style:style>
    <style:style style:name="odfdo_auto_89" style:family="table-cell" style:parent-style-name="Default">
      <style:table-cell-properties fo:background-color="#c23c81" fo:border="none"/>
    </style:style>
    <style:style style:name="odfdo_auto_70" style:family="table-cell" style:parent-style-name="Default">
      <style:table-cell-properties fo:background-color="#9410a2" fo:border="none"/>
    </style:style>
    <style:style style:name="odfdo_auto_82" style:family="table-cell" style:parent-style-name="Default">
      <style:table-cell-properties fo:background-color="#b32c8e" fo:border="none"/>
    </style:style>
    <style:style style:name="odfdo_auto_95" style:family="table-cell" style:parent-style-name="Default">
      <style:table-cell-properties fo:background-color="#cf4b75" fo:border="none"/>
    </style:style>
    <style:style style:name="odfdo_auto_106" style:family="table-cell" style:parent-style-name="Default">
      <style:table-cell-properties fo:background-color="#e26561" fo:border="none"/>
    </style:style>
    <style:style style:name="odfdo_auto_108" style:family="table-cell" style:parent-style-name="Default">
      <style:table-cell-properties fo:background-color="#e56a5d" fo:border="none"/>
    </style:style>
    <style:style style:name="odfdo_auto_109" style:family="table-cell" style:parent-style-name="Default">
      <style:table-cell-properties fo:background-color="#e66c5c" fo:border="none"/>
    </style:style>
    <style:style style:name="odfdo_auto_96" style:family="table-cell" style:parent-style-name="Default">
      <style:table-cell-properties fo:background-color="#d04d73" fo:border="none"/>
    </style:style>
    <style:style style:name="odfdo_auto_101" style:family="table-cell" style:parent-style-name="Default">
      <style:table-cell-properties fo:background-color="#d9586a" fo:border="none"/>
    </style:style>
    <style:style style:name="odfdo_auto_102" style:family="table-cell" style:parent-style-name="Default">
      <style:table-cell-properties fo:background-color="#db5b69" fo:border="none"/>
    </style:style>
    <style:style style:name="odfdo_auto_107" style:family="table-cell" style:parent-style-name="Default">
      <style:table-cell-properties fo:background-color="#e3685f" fo:border="none"/>
    </style:style>
    <style:style style:name="odfdo_auto_104" style:family="table-cell" style:parent-style-name="Default">
      <style:table-cell-properties fo:background-color="#de5f65" fo:border="none"/>
    </style:style>
    <style:style style:name="odfdo_auto_97" style:family="table-cell" style:parent-style-name="Default">
      <style:table-cell-properties fo:background-color="#d24f71" fo:border="none"/>
    </style:style>
    <style:style style:name="odfdo_auto_103" style:family="table-cell" style:parent-style-name="Default">
      <style:table-cell-properties fo:background-color="#dc5d67" fo:border="none"/>
    </style:style>
    <style:style style:name="odfdo_auto_98" style:family="table-cell" style:parent-style-name="Default">
      <style:table-cell-properties fo:background-color="#d45170" fo:border="none"/>
    </style:style>
    <style:style style:name="odfdo_auto_105" style:family="table-cell" style:parent-style-name="Default">
      <style:table-cell-properties fo:background-color="#e06263" fo:border="none"/>
    </style:style>
    <style:style style:name="odfdo_auto_99" style:family="table-cell" style:parent-style-name="Default">
      <style:table-cell-properties fo:background-color="#d6546e" fo:border="none"/>
    </style:style>
    <style:style style:name="odfdo_auto_72" style:family="table-cell" style:parent-style-name="Default">
      <style:table-cell-properties fo:background-color="#9914a0" fo:border="none"/>
    </style:style>
    <style:style style:name="odfdo_auto_110" style:family="table-cell" style:parent-style-name="Default">
      <style:table-cell-properties fo:background-color="#e86f5a" fo:border="none"/>
    </style:style>
    <style:style style:name="odfdo_auto_125" style:family="table-cell" style:parent-style-name="Default">
      <style:table-cell-properties fo:background-color="#f9973f" fo:border="none"/>
    </style:style>
    <style:style style:name="odfdo_auto_140" style:family="table-cell" style:parent-style-name="Default">
      <style:table-cell-properties fo:background-color="#fec527" fo:border="none"/>
    </style:style>
    <style:style style:name="odfdo_auto_111" style:family="table-cell" style:parent-style-name="Default">
      <style:table-cell-properties fo:background-color="#e97158" fo:border="none"/>
    </style:style>
    <style:style style:name="odfdo_auto_144" style:family="table-cell" style:parent-style-name="Default">
      <style:table-cell-properties fo:background-color="#fcd424" fo:border="none"/>
    </style:style>
    <style:style style:name="odfdo_auto_149" style:family="table-cell" style:parent-style-name="Default">
      <style:table-cell-properties fo:background-color="#f7e525" fo:border="none"/>
    </style:style>
    <style:style style:name="odfdo_auto_112" style:family="table-cell" style:parent-style-name="Default">
      <style:table-cell-properties fo:background-color="#eb7456" fo:border="none"/>
    </style:style>
    <style:style style:name="odfdo_auto_123" style:family="table-cell" style:parent-style-name="Default">
      <style:table-cell-properties fo:background-color="#f79143" fo:border="none"/>
    </style:style>
    <style:style style:name="odfdo_auto_126" style:family="table-cell" style:parent-style-name="Default">
      <style:table-cell-properties fo:background-color="#fa9a3d" fo:border="none"/>
    </style:style>
    <style:style style:name="odfdo_auto_141" style:family="table-cell" style:parent-style-name="Default">
      <style:table-cell-properties fo:background-color="#fdc826" fo:border="none"/>
    </style:style>
    <style:style style:name="odfdo_auto_147" style:family="table-cell" style:parent-style-name="Default">
      <style:table-cell-properties fo:background-color="#f9de24" fo:border="none"/>
    </style:style>
    <style:style style:name="odfdo_auto_143" style:family="table-cell" style:parent-style-name="Default">
      <style:table-cell-properties fo:background-color="#fcd024" fo:border="none"/>
    </style:style>
    <style:style style:name="odfdo_auto_113" style:family="table-cell" style:parent-style-name="Default">
      <style:table-cell-properties fo:background-color="#ec7655" fo:border="none"/>
    </style:style>
    <style:style style:name="odfdo_auto_127" style:family="table-cell" style:parent-style-name="Default">
      <style:table-cell-properties fo:background-color="#fb9c3c" fo:border="none"/>
    </style:style>
    <style:style style:name="odfdo_auto_142" style:family="table-cell" style:parent-style-name="Default">
      <style:table-cell-properties fo:background-color="#fdcb25" fo:border="none"/>
    </style:style>
    <style:style style:name="odfdo_auto_145" style:family="table-cell" style:parent-style-name="Default">
      <style:table-cell-properties fo:background-color="#fbd724" fo:border="none"/>
    </style:style>
    <style:style style:name="odfdo_auto_148" style:family="table-cell" style:parent-style-name="Default">
      <style:table-cell-properties fo:background-color="#f8e125" fo:border="none"/>
    </style:style>
    <style:style style:name="odfdo_auto_150" style:family="table-cell" style:parent-style-name="Default">
      <style:table-cell-properties fo:background-color="#f6e826" fo:border="none"/>
    </style:style>
    <style:style style:name="odfdo_auto_114" style:family="table-cell" style:parent-style-name="Default">
      <style:table-cell-properties fo:background-color="#ed7953" fo:border="none"/>
    </style:style>
    <style:style style:name="odfdo_auto_128" style:family="table-cell" style:parent-style-name="Default">
      <style:table-cell-properties fo:background-color="#fb9f3a" fo:border="none"/>
    </style:style>
    <style:style style:name="odfdo_auto_115" style:family="table-cell" style:parent-style-name="Default">
      <style:table-cell-properties fo:background-color="#ee7b51" fo:border="none"/>
    </style:style>
    <style:style style:name="odfdo_auto_129" style:family="table-cell" style:parent-style-name="Default">
      <style:table-cell-properties fo:background-color="#fca238" fo:border="none"/>
    </style:style>
    <style:style style:name="odfdo_auto_116" style:family="table-cell" style:parent-style-name="Default">
      <style:table-cell-properties fo:background-color="#f07e50" fo:border="none"/>
    </style:style>
    <style:style style:name="odfdo_auto_124" style:family="table-cell" style:parent-style-name="Default">
      <style:table-cell-properties fo:background-color="#f89441" fo:border="none"/>
    </style:style>
    <style:style style:name="odfdo_auto_130" style:family="table-cell" style:parent-style-name="Default">
      <style:table-cell-properties fo:background-color="#fca536" fo:border="none"/>
    </style:style>
    <style:style style:name="odfdo_auto_117" style:family="table-cell" style:parent-style-name="Default">
      <style:table-cell-properties fo:background-color="#f1804e" fo:border="none"/>
    </style:style>
    <style:style style:name="odfdo_auto_131" style:family="table-cell" style:parent-style-name="Default">
      <style:table-cell-properties fo:background-color="#fda934" fo:border="none"/>
    </style:style>
    <style:style style:name="odfdo_auto_118" style:family="table-cell" style:parent-style-name="Default">
      <style:table-cell-properties fo:background-color="#f2834c" fo:border="none"/>
    </style:style>
    <style:style style:name="odfdo_auto_132" style:family="table-cell" style:parent-style-name="Default">
      <style:table-cell-properties fo:background-color="#fdac32" fo:border="none"/>
    </style:style>
    <style:style style:name="odfdo_auto_133" style:family="table-cell" style:parent-style-name="Default">
      <style:table-cell-properties fo:background-color="#feaf31" fo:border="none"/>
    </style:style>
    <style:style style:name="odfdo_auto_119" style:family="table-cell" style:parent-style-name="Default">
      <style:table-cell-properties fo:background-color="#f48749" fo:border="none"/>
    </style:style>
    <style:style style:name="odfdo_auto_134" style:family="table-cell" style:parent-style-name="Default">
      <style:table-cell-properties fo:background-color="#feb22f" fo:border="none"/>
    </style:style>
    <style:style style:name="odfdo_auto_120" style:family="table-cell" style:parent-style-name="Default">
      <style:table-cell-properties fo:background-color="#f58948" fo:border="none"/>
    </style:style>
    <style:style style:name="odfdo_auto_135" style:family="table-cell" style:parent-style-name="Default">
      <style:table-cell-properties fo:background-color="#feb52e" fo:border="none"/>
    </style:style>
    <style:style style:name="odfdo_auto_121" style:family="table-cell" style:parent-style-name="Default">
      <style:table-cell-properties fo:background-color="#f68c46" fo:border="none"/>
    </style:style>
    <style:style style:name="odfdo_auto_136" style:family="table-cell" style:parent-style-name="Default">
      <style:table-cell-properties fo:background-color="#feb92c" fo:border="none"/>
    </style:style>
    <style:style style:name="odfdo_auto_122" style:family="table-cell" style:parent-style-name="Default">
      <style:table-cell-properties fo:background-color="#f78f44" fo:border="none"/>
    </style:style>
    <style:style style:name="odfdo_auto_137" style:family="table-cell" style:parent-style-name="Default">
      <style:table-cell-properties fo:background-color="#febc2b" fo:border="none"/>
    </style:style>
    <style:style style:name="odfdo_auto_138" style:family="table-cell" style:parent-style-name="Default">
      <style:table-cell-properties fo:background-color="#febf29" fo:border="none"/>
    </style:style>
    <style:style style:name="odfdo_auto_139" style:family="table-cell" style:parent-style-name="Default">
      <style:table-cell-properties fo:background-color="#fec228" fo:border="none"/>
    </style:style>
    <style:style style:name="odfdo_auto_146" style:family="table-cell" style:parent-style-name="Default">
      <style:table-cell-properties fo:background-color="#fada24" fo:border="none"/>
    </style:style>
  </office:automatic-styles>
  <office:body>
    <office:spreadsheet>
      <table:table table:name="polylo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152"/>
        <table:table-column table:style-name="co3" table:default-cell-style-name="odfdo_auto_152"/>
        <table:table-column table:style-name="co4" table:default-cell-style-name="odfdo_auto_152"/>
        <table:table-column table:style-name="co5" table:default-cell-style-name="odfdo_auto_152"/>
        <table:table-column table:style-name="co6" table:default-cell-style-name="odfdo_auto_152"/>
        <table:table-column table:style-name="co7" table:default-cell-style-name="odfdo_auto_152"/>
        <table:table-column table:style-name="co8" table:default-cell-style-name="odfdo_auto_152"/>
        <table:table-column table:style-name="co9" table:default-cell-style-name="odfdo_auto_152"/>
        <table:table-column table:style-name="co10" table:default-cell-style-name="odfdo_auto_152"/>
        <table:table-column table:style-name="co11" table:default-cell-style-name="odfdo_auto_152"/>
        <table:table-column table:style-name="co12" table:default-cell-style-name="odfdo_auto_152"/>
        <table:table-column table:style-name="co13" table:default-cell-style-name="odfdo_auto_152"/>
        <table:table-column table:style-name="co14" table:default-cell-style-name="odfdo_auto_152"/>
        <table:table-column table:style-name="co15" table:default-cell-style-name="odfdo_auto_152"/>
        <table:table-column table:style-name="co16" table:default-cell-style-name="odfdo_auto_15"/>
        <table:table-column table:style-name="co17" table:default-cell-style-name="odfdo_auto_152"/>
        <table:table-column table:style-name="co18" table:default-cell-style-name="odfdo_auto_152"/>
        <table:table-column table:style-name="co19" table:default-cell-style-name="odfdo_auto_37"/>
        <table:table-column table:style-name="co20" table:default-cell-style-name="odfdo_auto_38"/>
        <table:table-column table:style-name="co21" table:default-cell-style-name="odfdo_auto_152"/>
        <table:table-column table:style-name="co22" table:default-cell-style-name="odfdo_auto_152"/>
        <table:table-column table:style-name="co23" table:default-cell-style-name="odfdo_auto_152"/>
        <table:table-column table:style-name="co24" table:default-cell-style-name="odfdo_auto_152"/>
        <table:table-column table:style-name="co25" table:default-cell-style-name="odfdo_auto_152"/>
        <table:table-column table:style-name="co26" table:default-cell-style-name="odfdo_auto_152"/>
        <table:table-column table:style-name="co27" table:default-cell-style-name="odfdo_auto_152"/>
        <table:table-column table:style-name="co28" table:default-cell-style-name="odfdo_auto_152"/>
        <table:table-column table:style-name="co29" table:default-cell-style-name="odfdo_auto_152"/>
        <table:table-column table:style-name="co30" table:default-cell-style-name="odfdo_auto_15"/>
        <table:table-column table:style-name="co31" table:default-cell-style-name="odfdo_auto_15"/>
        <table:table-column table:style-name="co32" table:default-cell-style-name="odfdo_auto_15"/>
        <table:table-column table:style-name="co33" table:number-columns-repeated="16352"/>
        <table:table-row table:style-name="ro1">
          <table:table-cell office:value-type="string" calcext:value-type="string">
            <text:p>polylog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24" office:value-type="string" calcext:value-type="string">
            <text:p>Real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29" office:value-type="string" calcext:value-type="string">
            <text:p>PlusInfinity</text:p>
          </table:table-cell>
          <table:table-cell table:style-name="odfdo_auto_30" office:value-type="string" calcext:value-type="string">
            <text:p>MinusInfinity</text:p>
          </table:table-cell>
          <table:table-cell table:style-name="odfdo_auto_31" office:value-type="string" calcext:value-type="string">
            <text:p>UnsignedInfinity</text:p>
          </table:table-cell>
          <table:table-cell table:style-name="Default" table:number-columns-repeated="16352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32" office:value-type="string" calcext:value-type="string">
            <text:p>Expression | float | int</text:p>
          </table:table-cell>
          <table:table-cell table:style-name="odfdo_auto_33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4" office:value-type="string" calcext:value-type="string">
            <text:p>Rational | Integer | Expression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ational</text:p>
          </table:table-cell>
          <table:table-cell office:value-type="string" calcext:value-type="string">
            <text:p>Expression</text:p>
          </table:table-cell>
          <table:table-cell table:style-name="odfdo_auto_36" office:value-type="string" calcext:value-type="string">
            <text:p>Rational | Expression</text:p>
          </table:table-cell>
          <table:table-cell table:style-name="odfdo_auto_34" office:value-type="string" calcext:value-type="string">
            <text:p>Rational | Integer | Expression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34" office:value-type="string" calcext:value-type="string">
            <text:p>Rational | Integer | Expression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33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3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0" office:value-type="string" calcext:value-type="string">
            <text:p>Expression | complex | float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33" office:value-type="string" calcext:value-type="string">
            <text:p>complex | float</text:p>
          </table:table-cell>
          <table:table-cell table:style-name="odfdo_auto_41" office:value-type="string" calcext:value-type="string">
            <text:p>RealNumber | ComplexNumber</text:p>
          </table:table-cell>
          <table:table-cell table:style-name="odfdo_auto_42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number-columns-repeated="4"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3" office:value-type="string" calcext:value-type="string">
            <text:p>Expression | complex</text:p>
          </table:table-cell>
          <table:table-cell office:value-type="string" calcext:value-type="string">
            <text:p>Expression | ComplexNumber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2" office:value-type="string" calcext:value-type="string">
            <text:p>TypeErro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style-name="Default" table:number-columns-repeated="16352"/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2" office:value-type="string" calcext:value-type="string">
            <text:p>TypeErro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style-name="Default" table:number-columns-repeated="16352"/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2" office:value-type="string" calcext:value-type="string">
            <text:p>TypeErro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style-name="Default" table:number-columns-repeated="16352"/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table:style-name="odfdo_auto_152" office:value-type="string" calcext:value-type="string">
            <text:p>NotImplementedError</text:p>
          </table:table-cell>
          <table:table-cell table:number-columns-repeated="9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  <table:table-cell table:style-name="Default" table:number-columns-repeated="16352"/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table:style-name="odfdo_auto_152" office:value-type="string" calcext:value-type="string">
            <text:p>NotImplementedError</text:p>
          </table:table-cell>
          <table:table-cell table:number-columns-repeated="9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  <table:table-cell table:style-name="Default" table:number-columns-repeated="16352"/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table:style-name="odfdo_auto_152" office:value-type="string" calcext:value-type="string">
            <text:p>NotImplementedError</text:p>
          </table:table-cell>
          <table:table-cell table:number-columns-repeated="9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  <table:table-cell table:style-name="Default" table:number-columns-repeated="16352"/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table:style-name="odfdo_auto_152" office:value-type="string" calcext:value-type="string">
            <text:p>NotImplementedError</text:p>
          </table:table-cell>
          <table:table-cell table:number-columns-repeated="9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  <table:table-cell table:style-name="Default" table:number-columns-repeated="16352"/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number-columns-repeated="2" table:style-name="odfdo_auto_152" office:value-type="string" calcext:value-type="string">
            <text:p>NotImplementedError</text:p>
          </table:table-cell>
          <table:table-cell table:number-columns-repeated="9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  <table:table-cell table:style-name="Default" table:number-columns-repeated="16352"/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44" office:value-type="string" calcext:value-type="string">
            <text:p>Integer | Rational | Expression</text:p>
          </table:table-cell>
          <table:table-cell table:style-name="odfdo_auto_33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5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45" office:value-type="string" calcext:value-type="string">
            <text:p>Expression | Rational | Integ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45" office:value-type="string" calcext:value-type="string">
            <text:p>Expression | Rational | Integer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45" office:value-type="string" calcext:value-type="string">
            <text:p>Expression | Rational | Integer</text:p>
          </table:table-cell>
          <table:table-cell table:style-name="odfdo_auto_41" office:value-type="string" calcext:value-type="string">
            <text:p>RealNumber | ComplexNumber</text:p>
          </table:table-cell>
          <table:table-cell table:style-name="odfdo_auto_42" office:value-type="string" calcext:value-type="string">
            <text:p>RealDoubleElement_gsl | ComplexDoubleElement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52" office:value-type="string" calcext:value-type="string">
            <text:p>TypeError</text:p>
          </table:table-cell>
          <table:table-cell table:number-columns-repeated="9" office:value-type="string" calcext:value-type="string">
            <text:p>TypeError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style-name="Default" table:number-columns-repeated="16352"/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style-name="odfdo_auto_46" office:value-type="string" calcext:value-type="string">
            <text:p>Integer | Expression</text:p>
          </table:table-cell>
          <table:table-cell table:style-name="odfdo_auto_33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41" office:value-type="string" calcext:value-type="string">
            <text:p>RealNumber | ComplexNumber</text:p>
          </table:table-cell>
          <table:table-cell table:style-name="odfdo_auto_42" office:value-type="string" calcext:value-type="string">
            <text:p>RealDoubleElement_gsl | ComplexDoubleElement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number-columns-repeated="4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3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style-name="odfdo_auto_46" office:value-type="string" calcext:value-type="string">
            <text:p>Integer | Expression</text:p>
          </table:table-cell>
          <table:table-cell table:style-name="odfdo_auto_40" office:value-type="string" calcext:value-type="string">
            <text:p>Expression | complex | float</text:p>
          </table:table-cell>
          <table:table-cell table:style-name="odfdo_auto_43" office:value-type="string" calcext:value-type="string">
            <text:p>Expression | 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48" office:value-type="string" calcext:value-type="string">
            <text:p>Expression | RealNumber</text:p>
          </table:table-cell>
          <table:table-cell table:style-name="odfdo_auto_49" office:value-type="string" calcext:value-type="string">
            <text:p>RealDoubleElement_gsl | Expression</text:p>
          </table:table-cell>
          <table:table-cell table:style-name="odfdo_auto_50" office:value-type="string" calcext:value-type="string">
            <text:p>Expression | RealBall</text:p>
          </table:table-cell>
          <table:table-cell table:style-name="odfdo_auto_51" office:value-type="string" calcext:value-type="string">
            <text:p>RealIntervalFieldElement | Expression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52" office:value-type="string" calcext:value-type="string">
            <text:p>Expression | ComplexDoubleElement</text:p>
          </table:table-cell>
          <table:table-cell table:style-name="odfdo_auto_53" office:value-type="string" calcext:value-type="string">
            <text:p>ComplexBall | Expression</text:p>
          </table:table-cell>
          <table:table-cell table:style-name="odfdo_auto_54" office:value-type="string" calcext:value-type="string">
            <text:p>Expression | 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44" office:value-type="string" calcext:value-type="string">
            <text:p>Integer | Rational | Expression</text:p>
          </table:table-cell>
          <table:table-cell table:style-name="odfdo_auto_40" office:value-type="string" calcext:value-type="string">
            <text:p>Expression | complex | float</text:p>
          </table:table-cell>
          <table:table-cell table:style-name="odfdo_auto_43" office:value-type="string" calcext:value-type="string">
            <text:p>Expression | 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5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ational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Expression | Rational</text:p>
          </table:table-cell>
          <table:table-cell table:style-name="odfdo_auto_45" office:value-type="string" calcext:value-type="string">
            <text:p>Expression | Rational | Integer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45" office:value-type="string" calcext:value-type="string">
            <text:p>Expression | Rational | Integer</text:p>
          </table:table-cell>
          <table:table-cell table:style-name="odfdo_auto_48" office:value-type="string" calcext:value-type="string">
            <text:p>Expression | RealNumber</text:p>
          </table:table-cell>
          <table:table-cell table:style-name="odfdo_auto_49" office:value-type="string" calcext:value-type="string">
            <text:p>RealDoubleElement_gsl | Expression</text:p>
          </table:table-cell>
          <table:table-cell table:style-name="odfdo_auto_50" office:value-type="string" calcext:value-type="string">
            <text:p>Expression | RealBall</text:p>
          </table:table-cell>
          <table:table-cell table:style-name="odfdo_auto_51" office:value-type="string" calcext:value-type="string">
            <text:p>RealIntervalFieldElement | Expression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52" office:value-type="string" calcext:value-type="string">
            <text:p>Expression | ComplexDoubleElement</text:p>
          </table:table-cell>
          <table:table-cell table:style-name="odfdo_auto_53" office:value-type="string" calcext:value-type="string">
            <text:p>ComplexBall | Expression</text:p>
          </table:table-cell>
          <table:table-cell table:style-name="odfdo_auto_54" office:value-type="string" calcext:value-type="string">
            <text:p>Expression | 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style-name="odfdo_auto_55" office:value-type="string" calcext:value-type="string">
            <text:p>Integer | RealNumber | Expression | ComplexNumber</text:p>
          </table:table-cell>
          <table:table-cell table:style-name="odfdo_auto_37" office:value-type="string" calcext:value-type="string">
            <text:p>Expression | RealNumber | ComplexNumber</text:p>
          </table:table-cell>
          <table:table-cell table:style-name="odfdo_auto_43" office:value-type="string" calcext:value-type="string">
            <text:p>Expression | 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6" office:value-type="string" calcext:value-type="string">
            <text:p>Expression | Integer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7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56" office:value-type="string" calcext:value-type="string">
            <text:p>Expression | Integer | RealNumber | ComplexNumber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56" office:value-type="string" calcext:value-type="string">
            <text:p>Expression | Integer | RealNumber | ComplexNumber</text:p>
          </table:table-cell>
          <table:table-cell table:style-name="odfdo_auto_37" office:value-type="string" calcext:value-type="string">
            <text:p>Expression | RealNumber | ComplexNumber</text:p>
          </table:table-cell>
          <table:table-cell table:style-name="odfdo_auto_57" office:value-type="string" calcext:value-type="string">
            <text:p>RealDoubleElement_gsl | ComplexDoubleElement | Expression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52" office:value-type="string" calcext:value-type="string">
            <text:p>Expression | ComplexDoubleElement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59" office:value-type="string" calcext:value-type="string">
            <text:p>Integer | Expression | ComplexNumber</text:p>
          </table:table-cell>
          <table:table-cell table:number-columns-repeated="2" table:style-name="odfdo_auto_38" office:value-type="string" calcext:value-type="string">
            <text:p>Expression | 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0" office:value-type="string" calcext:value-type="string">
            <text:p>Expression | Integer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60" office:value-type="string" calcext:value-type="string">
            <text:p>Expression | Integer | 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60" office:value-type="string" calcext:value-type="string">
            <text:p>Expression | Integer | ComplexNumber</text:p>
          </table:table-cell>
          <table:table-cell table:number-columns-repeated="2" table:style-name="odfdo_auto_38" office:value-type="string" calcext:value-type="string">
            <text:p>Expression | ComplexNumber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52" office:value-type="string" calcext:value-type="string">
            <text:p>Expression | ComplexDoubleElement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style-name="odfdo_auto_44" office:value-type="string" calcext:value-type="string">
            <text:p>Integer | Rational | Expression</text:p>
          </table:table-cell>
          <table:table-cell table:style-name="odfdo_auto_33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5" office:value-type="string" calcext:value-type="string">
            <text:p>Expression | Rational | Integer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Rational</text:p>
          </table:table-cell>
          <table:table-cell office:value-type="string" calcext:value-type="string">
            <text:p>Expression</text:p>
          </table:table-cell>
          <table:table-cell table:style-name="odfdo_auto_35" office:value-type="string" calcext:value-type="string">
            <text:p>Expression | Rational</text:p>
          </table:table-cell>
          <table:table-cell table:style-name="odfdo_auto_45" office:value-type="string" calcext:value-type="string">
            <text:p>Expression | Rational | Integer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45" office:value-type="string" calcext:value-type="string">
            <text:p>Expression | Rational | Integer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21" office:value-type="string" calcext:value-type="string">
            <text:p>RealNumber</text:p>
          </table:table-cell>
          <table:table-cell table:number-columns-repeated="2" table:style-name="odfdo_auto_41" office:value-type="string" calcext:value-type="string">
            <text:p>RealNumber | 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1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41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7" office:value-type="string" calcext:value-type="string">
            <text:p>Expression | RealNumber | ComplexNumber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2" table:style-name="odfdo_auto_41" office:value-type="string" calcext:value-type="string">
            <text:p>RealNumber | ComplexNumber</text:p>
          </table:table-cell>
          <table:table-cell table:style-name="odfdo_auto_42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22" office:value-type="string" calcext:value-type="string">
            <text:p>RealDoubleElement_gsl</text:p>
          </table:table-cell>
          <table:table-cell table:number-columns-repeated="2" table:style-name="odfdo_auto_42" office:value-type="string" calcext:value-type="string">
            <text:p>RealDoubleElement_gsl | 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2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42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57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 | RealNumber | ComplexNumber</text:p>
          </table:table-cell>
          <table:table-cell office:value-type="string" calcext:value-type="string">
            <text:p>Expression | ComplexNumber</text:p>
          </table:table-cell>
          <table:table-cell table:style-name="odfdo_auto_42" office:value-type="string" calcext:value-type="string">
            <text:p>RealDoubleElement_gsl | ComplexDoubleElement</text:p>
          </table:table-cell>
          <table:table-cell table:style-name="odfdo_auto_41" office:value-type="string" calcext:value-type="string">
            <text:p>RealNumber | ComplexNumber</text:p>
          </table:table-cell>
          <table:table-cell table:style-name="odfdo_auto_42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23" office:value-type="string" calcext:value-type="string">
            <text:p>RealBall</text:p>
          </table:table-cell>
          <table:table-cell table:style-name="odfdo_auto_61" office:value-type="string" calcext:value-type="string">
            <text:p>ComplexBall | RealBal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1" office:value-type="string" calcext:value-type="string">
            <text:p>ComplexBall | RealBall</text:p>
          </table:table-cell>
          <table:table-cell office:value-type="string" calcext:value-type="string">
            <text:p>TypeError</text:p>
          </table:table-cell>
          <table:table-cell table:style-name="odfdo_auto_61" office:value-type="string" calcext:value-type="string">
            <text:p>ComplexBall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62" office:value-type="string" calcext:value-type="string">
            <text:p>Expression | ComplexBall | RealBall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61" office:value-type="string" calcext:value-type="string">
            <text:p>ComplexBall | Real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RealBal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24" office:value-type="string" calcext:value-type="string">
            <text:p>RealIntervalFieldElement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63" office:value-type="string" calcext:value-type="string">
            <text:p>RealIntervalFieldElement | ComplexIntervalFieldElement | Expression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number-columns-repeated="4" table:style-name="odfdo_auto_25" office:value-type="string" calcext:value-type="string">
            <text:p>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5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 | ComplexNumber</text:p>
          </table:table-cell>
          <table:table-cell table:number-columns-repeated="3" table:style-name="odfdo_auto_25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number-columns-repeated="4" table:style-name="odfdo_auto_26" office:value-type="string" calcext:value-type="string">
            <text:p>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52" office:value-type="string" calcext:value-type="string">
            <text:p>Expression | ComplexDoubleElement</text:p>
          </table:table-cell>
          <table:table-cell office:value-type="string" calcext:value-type="string">
            <text:p>Expression | ComplexNumber</text:p>
          </table:table-cell>
          <table:table-cell table:number-columns-repeated="3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number-columns-repeated="2" table:style-name="odfdo_auto_27" office:value-type="string" calcext:value-type="string">
            <text:p>ComplexBal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7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53" office:value-type="string" calcext:value-type="string">
            <text:p>ComplexBall | Expression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number-columns-repeated="2" table:style-name="odfdo_auto_28" office:value-type="string" calcext:value-type="string">
            <text:p>ComplexIntervalFieldElement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8" office:value-type="string" calcext:value-type="string">
            <text:p>ComplexIntervalFieldElement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54" office:value-type="string" calcext:value-type="string">
            <text:p>Expression | ComplexIntervalFieldElement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29" office:value-type="string" calcext:value-type="string">
            <text:p>PlusInfinity</text:p>
          </table:table-cell>
          <table:table-cell table:style-name="odfdo_auto_46" office:value-type="string" calcext:value-type="string">
            <text:p>Integer | 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47" office:value-type="string" calcext:value-type="string">
            <text:p>Expression | Intege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style-name="odfdo_auto_47" office:value-type="string" calcext:value-type="string">
            <text:p>Expression | Integer</text:p>
          </table:table-cell>
          <table:table-cell table:number-columns-repeated="8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30" office:value-type="string" calcext:value-type="string">
            <text:p>MinusInfinity</text:p>
          </table:table-cell>
          <table:table-cell table:style-name="odfdo_auto_46" office:value-type="string" calcext:value-type="string">
            <text:p>Integer | 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47" office:value-type="string" calcext:value-type="string">
            <text:p>Expression | Intege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style-name="odfdo_auto_47" office:value-type="string" calcext:value-type="string">
            <text:p>Expression | Integer</text:p>
          </table:table-cell>
          <table:table-cell table:number-columns-repeated="8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  <table:table-row table:style-name="ro1">
          <table:table-cell table:style-name="odfdo_auto_31" office:value-type="string" calcext:value-type="string">
            <text:p>UnsignedInfinity</text:p>
          </table:table-cell>
          <table:table-cell table:style-name="odfdo_auto_46" office:value-type="string" calcext:value-type="string">
            <text:p>Integer | 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7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style-name="odfdo_auto_15" office:value-type="string" calcext:value-type="string">
            <text:p>Expression</text:p>
          </table:table-cell>
          <table:table-cell table:style-name="odfdo_auto_47" office:value-type="string" calcext:value-type="string">
            <text:p>Expression | Intege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style-name="odfdo_auto_47" office:value-type="string" calcext:value-type="string">
            <text:p>Expression | Integer</text:p>
          </table:table-cell>
          <table:table-cell table:number-columns-repeated="8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style-name="Default" table:number-columns-repeated="16352"/>
        </table:table-row>
      </table:table>
      <table:table table:name="logb" table:style-name="ta1">
        <table:table-column table:style-name="co34" table:default-cell-style-name="Default"/>
        <table:table-column table:style-name="co34" table:number-columns-repeated="11" table:default-cell-style-name="odfdo_auto_152"/>
        <table:table-column table:style-name="co34" table:default-cell-style-name="odfdo_auto_74"/>
        <table:table-column table:style-name="co34" table:default-cell-style-name="odfdo_auto_152"/>
        <table:table-column table:style-name="co34" table:default-cell-style-name="odfdo_auto_75"/>
        <table:table-column table:style-name="co34" table:default-cell-style-name="odfdo_auto_15"/>
        <table:table-column table:style-name="co34" table:default-cell-style-name="odfdo_auto_75"/>
        <table:table-column table:style-name="co34" table:default-cell-style-name="odfdo_auto_76"/>
        <table:table-column table:style-name="co34" table:number-columns-repeated="2" table:default-cell-style-name="odfdo_auto_152"/>
        <table:table-column table:style-name="co34" table:default-cell-style-name="odfdo_auto_76"/>
        <table:table-column table:style-name="co34" table:number-columns-repeated="8" table:default-cell-style-name="odfdo_auto_152"/>
        <table:table-column table:style-name="co34" table:number-columns-repeated="3" table:default-cell-style-name="odfdo_auto_12"/>
        <table:table-row table:style-name="ro1">
          <table:table-cell office:value-type="string" calcext:value-type="string">
            <text:p>logb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24" office:value-type="string" calcext:value-type="string">
            <text:p>Real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29" office:value-type="string" calcext:value-type="string">
            <text:p>PlusInfinity</text:p>
          </table:table-cell>
          <table:table-cell table:style-name="odfdo_auto_30" office:value-type="string" calcext:value-type="string">
            <text:p>MinusInfinity</text:p>
          </table:table-cell>
          <table:table-cell table:style-name="odfdo_auto_31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64" office:value-type="string" calcext:value-type="string">
            <text:p>UnsignedInfinity | Expression | MinusInfinity | int | RuntimeError</text:p>
          </table:table-cell>
          <table:table-cell table:number-columns-repeated="2" table:style-name="odfdo_auto_65" office:value-type="string" calcext:value-type="string">
            <text:p>Expression | i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6" office:value-type="string" calcext:value-type="string">
            <text:p>UnsignedInfinity | Expression | MinusInfinity | Integer | RuntimeError</text:p>
          </table:table-cell>
          <table:table-cell office:value-type="string" calcext:value-type="string">
            <text:p>TypeError</text:p>
          </table:table-cell>
          <table:table-cell table:style-name="odfdo_auto_67" office:value-type="string" calcext:value-type="string">
            <text:p>Expression | UnsignedInfinity | Integer | RuntimeError</text:p>
          </table:table-cell>
          <table:table-cell table:style-name="odfdo_auto_68" office:value-type="string" calcext:value-type="string">
            <text:p>Expression | RuntimeError</text:p>
          </table:table-cell>
          <table:table-cell table:number-columns-repeated="2" table:style-name="odfdo_auto_69" office:value-type="string" calcext:value-type="string">
            <text:p>Integer | UnsignedInfinity | RuntimeError | Expression</text:p>
          </table:table-cell>
          <table:table-cell table:number-columns-repeated="2" table:style-name="odfdo_auto_70" office:value-type="string" calcext:value-type="string">
            <text:p>Expression | RuntimeError | Integer | ValueError</text:p>
          </table:table-cell>
          <table:table-cell table:style-name="odfdo_auto_71" office:value-type="string" calcext:value-type="string">
            <text:p>UnsignedInfinity | Integer | MinusInfinity | Expression | RuntimeError</text:p>
          </table:table-cell>
          <table:table-cell table:number-columns-repeated="8" table:style-name="odfdo_auto_47" office:value-type="string" calcext:value-type="string">
            <text:p>Expression | Integer</text:p>
          </table:table-cell>
          <table:table-cell table:number-columns-repeated="3" table:style-name="odfdo_auto_72" office:value-type="string" calcext:value-type="string">
            <text:p>Integer | Runtim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73" office:value-type="string" calcext:value-type="string">
            <text:p>Expression | int | ValueError</text:p>
          </table:table-cell>
          <table:table-cell table:style-name="odfdo_auto_33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77" office:value-type="string" calcext:value-type="string">
            <text:p>Expression | ValueError | ComplexNumber</text:p>
          </table:table-cell>
          <table:table-cell office:value-type="string" calcext:value-type="string">
            <text:p>Integer | ValueError | Expression</text:p>
          </table:table-cell>
          <table:table-cell table:style-name="odfdo_auto_78" office:value-type="string" calcext:value-type="string">
            <text:p>complex | RealNumber | ComplexNumber</text:p>
          </table:table-cell>
          <table:table-cell table:style-name="odfdo_auto_79" office:value-type="string" calcext:value-type="string">
            <text:p>RealDoubleElement_gsl | complex | 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73" office:value-type="string" calcext:value-type="string">
            <text:p>Expression | int | ValueError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77" office:value-type="string" calcext:value-type="string">
            <text:p>Expression | ValueError | ComplexNumber</text:p>
          </table:table-cell>
          <table:table-cell office:value-type="string" calcext:value-type="string">
            <text:p>Integer | ValueError | Expression</text:p>
          </table:table-cell>
          <table:table-cell table:style-name="odfdo_auto_80" office:value-type="string" calcext:value-type="string">
            <text:p>complex | ComplexNumber</text:p>
          </table:table-cell>
          <table:table-cell table:style-name="odfdo_auto_81" office:value-type="string" calcext:value-type="string">
            <text:p>complex | 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52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52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52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11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4"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11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4"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11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4"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11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4"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11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4" table:style-name="odfdo_auto_152" office:value-type="string" calcext:value-type="string">
            <text:p>NotImplementedError</text:p>
          </table:table-cell>
          <table:table-cell table:number-columns-repeated="2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number-columns-repeated="3"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71" office:value-type="string" calcext:value-type="string">
            <text:p>UnsignedInfinity | Integer | MinusInfinity | Expression | RuntimeError</text:p>
          </table:table-cell>
          <table:table-cell table:number-columns-repeated="2" table:style-name="odfdo_auto_46" office:value-type="string" calcext:value-type="string">
            <text:p>Integer | 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71" office:value-type="string" calcext:value-type="string">
            <text:p>UnsignedInfinity | Integer | MinusInfinity | Expression | RuntimeError</text:p>
          </table:table-cell>
          <table:table-cell office:value-type="string" calcext:value-type="string">
            <text:p>TypeError</text:p>
          </table:table-cell>
          <table:table-cell table:style-name="odfdo_auto_69" office:value-type="string" calcext:value-type="string">
            <text:p>Integer | UnsignedInfinity | RuntimeError | Expression</text:p>
          </table:table-cell>
          <table:table-cell table:style-name="odfdo_auto_68" office:value-type="string" calcext:value-type="string">
            <text:p>Expression | RuntimeError</text:p>
          </table:table-cell>
          <table:table-cell table:number-columns-repeated="2" table:style-name="odfdo_auto_69" office:value-type="string" calcext:value-type="string">
            <text:p>Integer | UnsignedInfinity | RuntimeError | Expression</text:p>
          </table:table-cell>
          <table:table-cell table:number-columns-repeated="2" table:style-name="odfdo_auto_82" office:value-type="string" calcext:value-type="string">
            <text:p>Integer | RuntimeError | ValueError | Expression</text:p>
          </table:table-cell>
          <table:table-cell table:style-name="odfdo_auto_71" office:value-type="string" calcext:value-type="string">
            <text:p>UnsignedInfinity | Integer | MinusInfinity | Expression | RuntimeError</text:p>
          </table:table-cell>
          <table:table-cell table:number-columns-repeated="8" table:style-name="odfdo_auto_46" office:value-type="string" calcext:value-type="string">
            <text:p>Integer | Expression</text:p>
          </table:table-cell>
          <table:table-cell table:number-columns-repeated="3" table:style-name="odfdo_auto_72" office:value-type="string" calcext:value-type="string">
            <text:p>Integer | RuntimeError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4" table:style-name="odfdo_auto_152" office:value-type="string" calcext:value-type="string">
            <text:p>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8" office:value-type="string" calcext:value-type="string">
            <text:p>TypeError</text:p>
          </table:table-cell>
          <table:table-cell table:number-columns-repeated="3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style-name="odfdo_auto_69" office:value-type="string" calcext:value-type="string">
            <text:p>Integer | UnsignedInfinity | RuntimeError | Expression</text:p>
          </table:table-cell>
          <table:table-cell table:number-columns-repeated="2" table:style-name="odfdo_auto_47" office:value-type="string" calcext:value-type="string">
            <text:p>Expression | Integ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7" office:value-type="string" calcext:value-type="string">
            <text:p>Expression | UnsignedInfinity | Integer | RuntimeError</text:p>
          </table:table-cell>
          <table:table-cell office:value-type="string" calcext:value-type="string">
            <text:p>TypeError</text:p>
          </table:table-cell>
          <table:table-cell table:style-name="odfdo_auto_83" office:value-type="string" calcext:value-type="string">
            <text:p>Integer | UnsignedInfinity | RuntimeError | AttributeError</text:p>
          </table:table-cell>
          <table:table-cell office:value-type="string" calcext:value-type="string">
            <text:p>Expression</text:p>
          </table:table-cell>
          <table:table-cell table:style-name="odfdo_auto_67" office:value-type="string" calcext:value-type="string">
            <text:p>Expression | UnsignedInfinity | Integer | RuntimeError</text:p>
          </table:table-cell>
          <table:table-cell table:style-name="odfdo_auto_69" office:value-type="string" calcext:value-type="string">
            <text:p>Integer | UnsignedInfinity | RuntimeError | Expression</text:p>
          </table:table-cell>
          <table:table-cell table:number-columns-repeated="2" table:style-name="odfdo_auto_74" office:value-type="string" calcext:value-type="string">
            <text:p>Expression | Integer | ValueError</text:p>
          </table:table-cell>
          <table:table-cell table:style-name="odfdo_auto_69" office:value-type="string" calcext:value-type="string">
            <text:p>Integer | UnsignedInfinity | RuntimeError | Expression</text:p>
          </table:table-cell>
          <table:table-cell table:number-columns-repeated="8" table:style-name="odfdo_auto_47" office:value-type="string" calcext:value-type="string">
            <text:p>Expression | Intege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style-name="odfdo_auto_75" office:value-type="string" calcext:value-type="string">
            <text:p>Expression | Value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75" office:value-type="string" calcext:value-type="string">
            <text:p>Expression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table:number-columns-repeated="4" table:style-name="odfdo_auto_75" office:value-type="string" calcext:value-type="string">
            <text:p>Expression | ValueError</text:p>
          </table:table-cell>
          <table:table-cell table:number-columns-repeated="11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style-name="odfdo_auto_84" office:value-type="string" calcext:value-type="string">
            <text:p>Integer | RuntimeError | Expression | ValueError</text:p>
          </table:table-cell>
          <table:table-cell table:number-columns-repeated="2" table:style-name="odfdo_auto_46" office:value-type="string" calcext:value-type="string">
            <text:p>Integer | 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84" office:value-type="string" calcext:value-type="string">
            <text:p>Integer | RuntimeError | Expression | ValueError</text:p>
          </table:table-cell>
          <table:table-cell office:value-type="string" calcext:value-type="string">
            <text:p>TypeError</text:p>
          </table:table-cell>
          <table:table-cell table:style-name="odfdo_auto_85" office:value-type="string" calcext:value-type="string">
            <text:p>Integer | ValueError | RuntimeError | Expression</text:p>
          </table:table-cell>
          <table:table-cell office:value-type="string" calcext:value-type="string">
            <text:p>Expression</text:p>
          </table:table-cell>
          <table:table-cell table:style-name="odfdo_auto_86" office:value-type="string" calcext:value-type="string">
            <text:p>Integer | RuntimeError | ValueError</text:p>
          </table:table-cell>
          <table:table-cell table:style-name="odfdo_auto_84" office:value-type="string" calcext:value-type="string">
            <text:p>Integer | RuntimeError | Expression | ValueError</text:p>
          </table:table-cell>
          <table:table-cell table:number-columns-repeated="2" table:style-name="odfdo_auto_76" office:value-type="string" calcext:value-type="string">
            <text:p>Integer | ValueError | Expression</text:p>
          </table:table-cell>
          <table:table-cell table:style-name="odfdo_auto_84" office:value-type="string" calcext:value-type="string">
            <text:p>Integer | RuntimeError | Expression | ValueError</text:p>
          </table:table-cell>
          <table:table-cell table:number-columns-repeated="8" table:style-name="odfdo_auto_46" office:value-type="string" calcext:value-type="string">
            <text:p>Integer | Expression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87" office:value-type="string" calcext:value-type="string">
            <text:p>UnsignedInfinity | ValueError | Integer | Expression | RuntimeError</text:p>
          </table:table-cell>
          <table:table-cell table:number-columns-repeated="2" table:style-name="odfdo_auto_46" office:value-type="string" calcext:value-type="string">
            <text:p>Integer | 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87" office:value-type="string" calcext:value-type="string">
            <text:p>UnsignedInfinity | ValueError | Integer | Expression | RuntimeError</text:p>
          </table:table-cell>
          <table:table-cell office:value-type="string" calcext:value-type="string">
            <text:p>TypeError</text:p>
          </table:table-cell>
          <table:table-cell table:style-name="odfdo_auto_88" office:value-type="string" calcext:value-type="string">
            <text:p>UnsignedInfinity | AttributeError | ValueError | Expression | RuntimeError</text:p>
          </table:table-cell>
          <table:table-cell table:style-name="odfdo_auto_68" office:value-type="string" calcext:value-type="string">
            <text:p>Expression | RuntimeError</text:p>
          </table:table-cell>
          <table:table-cell table:style-name="odfdo_auto_87" office:value-type="string" calcext:value-type="string">
            <text:p>UnsignedInfinity | ValueError | Integer | Expression | RuntimeError</text:p>
          </table:table-cell>
          <table:table-cell table:style-name="odfdo_auto_89" office:value-type="string" calcext:value-type="string">
            <text:p>Integer | UnsignedInfinity | RuntimeError | ValueError</text:p>
          </table:table-cell>
          <table:table-cell table:number-columns-repeated="2" table:style-name="odfdo_auto_82" office:value-type="string" calcext:value-type="string">
            <text:p>Integer | RuntimeError | ValueError | Expression</text:p>
          </table:table-cell>
          <table:table-cell table:style-name="odfdo_auto_87" office:value-type="string" calcext:value-type="string">
            <text:p>UnsignedInfinity | ValueError | Integer | Expression | RuntimeError</text:p>
          </table:table-cell>
          <table:table-cell table:number-columns-repeated="8" table:style-name="odfdo_auto_46" office:value-type="string" calcext:value-type="string">
            <text:p>Integer | Expression</text:p>
          </table:table-cell>
          <table:table-cell table:number-columns-repeated="3" table:style-name="odfdo_auto_72" office:value-type="string" calcext:value-type="string">
            <text:p>Integer | RuntimeError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style-name="odfdo_auto_90" office:value-type="string" calcext:value-type="string">
            <text:p>Integer | ValueError | RealNumber | Expression</text:p>
          </table:table-cell>
          <table:table-cell table:style-name="odfdo_auto_91" office:value-type="string" calcext:value-type="string">
            <text:p>Expression | complex | RealNumber | ComplexNumber</text:p>
          </table:table-cell>
          <table:table-cell table:style-name="odfdo_auto_92" office:value-type="string" calcext:value-type="string">
            <text:p>Expression | complex | 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90" office:value-type="string" calcext:value-type="string">
            <text:p>Integer | ValueError | RealNumber | Expression</text:p>
          </table:table-cell>
          <table:table-cell office:value-type="string" calcext:value-type="string">
            <text:p>TypeError</text:p>
          </table:table-cell>
          <table:table-cell table:style-name="odfdo_auto_93" office:value-type="string" calcext:value-type="string">
            <text:p>Expression | RealNumber | ValueError</text:p>
          </table:table-cell>
          <table:table-cell office:value-type="string" calcext:value-type="string">
            <text:p>Expression</text:p>
          </table:table-cell>
          <table:table-cell table:style-name="odfdo_auto_94" office:value-type="string" calcext:value-type="string">
            <text:p>Expression | ValueError | RealNumber</text:p>
          </table:table-cell>
          <table:table-cell table:style-name="odfdo_auto_90" office:value-type="string" calcext:value-type="string">
            <text:p>Integer | ValueError | RealNumber | Expression</text:p>
          </table:table-cell>
          <table:table-cell table:style-name="odfdo_auto_95" office:value-type="string" calcext:value-type="string">
            <text:p>ValueError | Expression | Integer | RealNumber | ComplexNumber</text:p>
          </table:table-cell>
          <table:table-cell table:style-name="odfdo_auto_96" office:value-type="string" calcext:value-type="string">
            <text:p>Expression | ValueError | RealNumber | ComplexNumber</text:p>
          </table:table-cell>
          <table:table-cell table:style-name="odfdo_auto_90" office:value-type="string" calcext:value-type="string">
            <text:p>Integer | ValueError | RealNumber | Expression</text:p>
          </table:table-cell>
          <table:table-cell table:style-name="odfdo_auto_37" office:value-type="string" calcext:value-type="string">
            <text:p>Expression | RealNumber | ComplexNumber</text:p>
          </table:table-cell>
          <table:table-cell table:style-name="odfdo_auto_97" office:value-type="string" calcext:value-type="string">
            <text:p>Expression | RealNumber | ComplexDoubleElement | ComplexNumber</text:p>
          </table:table-cell>
          <table:table-cell table:style-name="odfdo_auto_58" office:value-type="string" calcext:value-type="string">
            <text:p>Expression | TypeError</text:p>
          </table:table-cell>
          <table:table-cell table:style-name="odfdo_auto_98" office:value-type="string" calcext:value-type="string">
            <text:p>RealIntervalFieldElement | TypeError | Expression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99" office:value-type="string" calcext:value-type="string">
            <text:p>Expression | ComplexDoubleElement | ComplexNumber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00" office:value-type="string" calcext:value-type="string">
            <text:p>Integer | ValueError | Expression | ComplexNumber</text:p>
          </table:table-cell>
          <table:table-cell table:number-columns-repeated="2" table:style-name="odfdo_auto_38" office:value-type="string" calcext:value-type="string">
            <text:p>Expression | 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00" office:value-type="string" calcext:value-type="string">
            <text:p>Integer | ValueError | Expression | ComplexNumber</text:p>
          </table:table-cell>
          <table:table-cell office:value-type="string" calcext:value-type="string">
            <text:p>TypeError</text:p>
          </table:table-cell>
          <table:table-cell table:style-name="odfdo_auto_77" office:value-type="string" calcext:value-type="string">
            <text:p>Expression | ValueError | ComplexNumber</text:p>
          </table:table-cell>
          <table:table-cell office:value-type="string" calcext:value-type="string">
            <text:p>Expression</text:p>
          </table:table-cell>
          <table:table-cell table:style-name="odfdo_auto_77" office:value-type="string" calcext:value-type="string">
            <text:p>Expression | ValueError | ComplexNumber</text:p>
          </table:table-cell>
          <table:table-cell table:style-name="odfdo_auto_100" office:value-type="string" calcext:value-type="string">
            <text:p>Integer | ValueError | Expression | ComplexNumber</text:p>
          </table:table-cell>
          <table:table-cell table:style-name="odfdo_auto_77" office:value-type="string" calcext:value-type="string">
            <text:p>Expression | ValueError | ComplexNumber</text:p>
          </table:table-cell>
          <table:table-cell table:style-name="odfdo_auto_101" office:value-type="string" calcext:value-type="string">
            <text:p>Expression | Integer | ValueError | ComplexNumber</text:p>
          </table:table-cell>
          <table:table-cell table:style-name="odfdo_auto_100" office:value-type="string" calcext:value-type="string">
            <text:p>Integer | ValueError | Expression | ComplexNumber</text:p>
          </table:table-cell>
          <table:table-cell table:number-columns-repeated="2" table:style-name="odfdo_auto_38" office:value-type="string" calcext:value-type="string">
            <text:p>Expression | ComplexNumber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number-columns-repeated="2" table:style-name="odfdo_auto_38" office:value-type="string" calcext:value-type="string">
            <text:p>Expression | ComplexNumber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style-name="odfdo_auto_71" office:value-type="string" calcext:value-type="string">
            <text:p>UnsignedInfinity | Integer | MinusInfinity | Expression | RuntimeError</text:p>
          </table:table-cell>
          <table:table-cell table:number-columns-repeated="2" table:style-name="odfdo_auto_46" office:value-type="string" calcext:value-type="string">
            <text:p>Integer | 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71" office:value-type="string" calcext:value-type="string">
            <text:p>UnsignedInfinity | Integer | MinusInfinity | Expression | RuntimeError</text:p>
          </table:table-cell>
          <table:table-cell office:value-type="string" calcext:value-type="string">
            <text:p>TypeError</text:p>
          </table:table-cell>
          <table:table-cell table:style-name="odfdo_auto_69" office:value-type="string" calcext:value-type="string">
            <text:p>Integer | UnsignedInfinity | RuntimeError | Expression</text:p>
          </table:table-cell>
          <table:table-cell table:style-name="odfdo_auto_68" office:value-type="string" calcext:value-type="string">
            <text:p>Expression | RuntimeError</text:p>
          </table:table-cell>
          <table:table-cell table:number-columns-repeated="2" table:style-name="odfdo_auto_69" office:value-type="string" calcext:value-type="string">
            <text:p>Integer | UnsignedInfinity | RuntimeError | Expression</text:p>
          </table:table-cell>
          <table:table-cell table:number-columns-repeated="2" table:style-name="odfdo_auto_82" office:value-type="string" calcext:value-type="string">
            <text:p>Integer | RuntimeError | ValueError | Expression</text:p>
          </table:table-cell>
          <table:table-cell table:style-name="odfdo_auto_102" office:value-type="string" calcext:value-type="string">
            <text:p>Integer | UnsignedInfinity | MinusInfinity | RuntimeError</text:p>
          </table:table-cell>
          <table:table-cell table:number-columns-repeated="8" table:style-name="odfdo_auto_46" office:value-type="string" calcext:value-type="string">
            <text:p>Integer | Expression</text:p>
          </table:table-cell>
          <table:table-cell table:number-columns-repeated="3" table:style-name="odfdo_auto_72" office:value-type="string" calcext:value-type="string">
            <text:p>Integer | RuntimeError</text:p>
          </table:table-cell>
        </table:table-row>
        <table:table-row table:style-name="ro1">
          <table:table-cell table:style-name="odfdo_auto_21" office:value-type="string" calcext:value-type="string">
            <text:p>RealNumber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style-name="odfdo_auto_78" office:value-type="string" calcext:value-type="string">
            <text:p>complex | RealNumber | ComplexNumber</text:p>
          </table:table-cell>
          <table:table-cell table:style-name="odfdo_auto_80" office:value-type="string" calcext:value-type="string">
            <text:p>complex | 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77" office:value-type="string" calcext:value-type="string">
            <text:p>Expression | ValueError | ComplexNumber</text:p>
          </table:table-cell>
          <table:table-cell office:value-type="string" calcext:value-type="string">
            <text:p>Integer | ValueError | Expression</text:p>
          </table:table-cell>
          <table:table-cell table:style-name="odfdo_auto_41" office:value-type="string" calcext:value-type="string">
            <text:p>RealNumber | ComplexNumber</text:p>
          </table:table-cell>
          <table:table-cell table:style-name="odfdo_auto_103" office:value-type="string" calcext:value-type="string">
            <text:p>RealNumber | ComplexDoubleElement | ComplexNumber</text:p>
          </table:table-cell>
          <table:table-cell office:value-type="string" calcext:value-type="string">
            <text:p>TypeError</text:p>
          </table:table-cell>
          <table:table-cell table:style-name="odfdo_auto_104" office:value-type="string" calcext:value-type="string">
            <text:p>RealIntervalFieldElement | 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105" office:value-type="string" calcext:value-type="string">
            <text:p>ComplexDoubleElement | 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2" office:value-type="string" calcext:value-type="string">
            <text:p>RealDoubleElement_gsl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style-name="odfdo_auto_79" office:value-type="string" calcext:value-type="string">
            <text:p>RealDoubleElement_gsl | complex | ComplexDoubleElement</text:p>
          </table:table-cell>
          <table:table-cell table:style-name="odfdo_auto_81" office:value-type="string" calcext:value-type="string">
            <text:p>complex | 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106" office:value-type="string" calcext:value-type="string">
            <text:p>Expression | ValueError | ComplexDoubleElement | ComplexNumber</text:p>
          </table:table-cell>
          <table:table-cell office:value-type="string" calcext:value-type="string">
            <text:p>Integer | ValueError | Expression</text:p>
          </table:table-cell>
          <table:table-cell table:style-name="odfdo_auto_107" office:value-type="string" calcext:value-type="string">
            <text:p>RealDoubleElement_gsl | ComplexDoubleElement | ComplexNumber</text:p>
          </table:table-cell>
          <table:table-cell table:style-name="odfdo_auto_42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05" office:value-type="string" calcext:value-type="string">
            <text:p>ComplexDoubleElement | 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3" office:value-type="string" calcext:value-type="string">
            <text:p>RealBall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108" office:value-type="string" calcext:value-type="string">
            <text:p>Expression | TypeError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61" office:value-type="string" calcext:value-type="string">
            <text:p>ComplexBall | RealBal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4" office:value-type="string" calcext:value-type="string">
            <text:p>RealIntervalFieldElement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108" office:value-type="string" calcext:value-type="string">
            <text:p>Expression | TypeError | ValueError</text:p>
          </table:table-cell>
          <table:table-cell office:value-type="string" calcext:value-type="string">
            <text:p>Integer | ValueError | Expression</text:p>
          </table:table-cell>
          <table:table-cell table:style-name="odfdo_auto_104" office:value-type="string" calcext:value-type="string">
            <text:p>RealIntervalFieldElement | 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5" office:value-type="string" calcext:value-type="string">
            <text:p>ComplexNumber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77" office:value-type="string" calcext:value-type="string">
            <text:p>Expression | ValueError | ComplexNumbe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6" office:value-type="string" calcext:value-type="string">
            <text:p>ComplexDoubleElement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109" office:value-type="string" calcext:value-type="string">
            <text:p>Expression | ValueError | ComplexDoubleElement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7" office:value-type="string" calcext:value-type="string">
            <text:p>ComplexBall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108" office:value-type="string" calcext:value-type="string">
            <text:p>Expression | TypeError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8" office:value-type="string" calcext:value-type="string">
            <text:p>ComplexIntervalFieldElement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Expression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2" table:style-name="odfdo_auto_108" office:value-type="string" calcext:value-type="string">
            <text:p>Expression | TypeError | ValueError</text:p>
          </table:table-cell>
          <table:table-cell office:value-type="string" calcext:value-type="string">
            <text:p>Integer | ValueError | Expression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Integer</text:p>
          </table:table-cell>
        </table:table-row>
        <table:table-row table:style-name="ro1">
          <table:table-cell table:style-name="odfdo_auto_29" office:value-type="string" calcext:value-type="string">
            <text:p>PlusInfinity</text:p>
          </table:table-cell>
          <table:table-cell table:number-columns-repeated="3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6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30" office:value-type="string" calcext:value-type="string">
            <text:p>MinusInfinity</text:p>
          </table:table-cell>
          <table:table-cell table:number-columns-repeated="3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6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31" office:value-type="string" calcext:value-type="string">
            <text:p>UnsignedInfinity</text:p>
          </table:table-cell>
          <table:table-cell table:number-columns-repeated="3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6" table:style-name="odfdo_auto_15" office:value-type="string" calcext:value-type="string">
            <text:p>Expression</text:p>
          </table:table-cell>
        </table:table-row>
      </table:table>
      <table:table table:name="log" table:style-name="ta1">
        <table:table-column table:style-name="co34" table:default-cell-style-name="Default"/>
        <table:table-column table:style-name="co34" table:number-columns-repeated="14" table:default-cell-style-name="odfdo_auto_152"/>
        <table:table-column table:style-name="co34" table:default-cell-style-name="odfdo_auto_15"/>
        <table:table-column table:style-name="co34" table:number-columns-repeated="15" table:default-cell-style-name="odfdo_auto_152"/>
        <table:table-column table:style-name="co34" table:default-cell-style-name="odfdo_auto_12"/>
        <table:table-row table:style-name="ro1">
          <table:table-cell office:value-type="string" calcext:value-type="string">
            <text:p>log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24" office:value-type="string" calcext:value-type="string">
            <text:p>Real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29" office:value-type="string" calcext:value-type="string">
            <text:p>PlusInfinity</text:p>
          </table:table-cell>
          <table:table-cell table:style-name="odfdo_auto_30" office:value-type="string" calcext:value-type="string">
            <text:p>MinusInfinity</text:p>
          </table:table-cell>
          <table:table-cell table:style-name="odfdo_auto_31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64" office:value-type="string" calcext:value-type="string">
            <text:p>UnsignedInfinity | Expression | MinusInfinity | int | RuntimeError</text:p>
          </table:table-cell>
          <table:table-cell table:number-columns-repeated="2" table:style-name="odfdo_auto_65" office:value-type="string" calcext:value-type="string">
            <text:p>Expression | i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66" office:value-type="string" calcext:value-type="string">
            <text:p>UnsignedInfinity | Expression | MinusInfinity | Integer | RuntimeError</text:p>
          </table:table-cell>
          <table:table-cell office:value-type="string" calcext:value-type="string">
            <text:p>TypeError</text:p>
          </table:table-cell>
          <table:table-cell table:style-name="odfdo_auto_67" office:value-type="string" calcext:value-type="string">
            <text:p>Expression | UnsignedInfinity | Integer | RuntimeError</text:p>
          </table:table-cell>
          <table:table-cell table:style-name="odfdo_auto_68" office:value-type="string" calcext:value-type="string">
            <text:p>Expression | RuntimeError</text:p>
          </table:table-cell>
          <table:table-cell table:number-columns-repeated="2" table:style-name="odfdo_auto_69" office:value-type="string" calcext:value-type="string">
            <text:p>Integer | UnsignedInfinity | RuntimeError | Expression</text:p>
          </table:table-cell>
          <table:table-cell table:number-columns-repeated="2" table:style-name="odfdo_auto_70" office:value-type="string" calcext:value-type="string">
            <text:p>Expression | RuntimeError | Integer | ValueError</text:p>
          </table:table-cell>
          <table:table-cell table:style-name="odfdo_auto_71" office:value-type="string" calcext:value-type="string">
            <text:p>UnsignedInfinity | Integer | MinusInfinity | Expression | RuntimeError</text:p>
          </table:table-cell>
          <table:table-cell table:number-columns-repeated="8" table:style-name="odfdo_auto_47" office:value-type="string" calcext:value-type="string">
            <text:p>Expression | Integer</text:p>
          </table:table-cell>
          <table:table-cell table:number-columns-repeated="3" table:style-name="odfdo_auto_72" office:value-type="string" calcext:value-type="string">
            <text:p>Integer | RuntimeError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73" office:value-type="string" calcext:value-type="string">
            <text:p>Expression | int | ValueError</text:p>
          </table:table-cell>
          <table:table-cell table:style-name="odfdo_auto_33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74"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table:style-name="odfdo_auto_75"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table:style-name="odfdo_auto_75" office:value-type="string" calcext:value-type="string">
            <text:p>Expression | ValueError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2" table:style-name="odfdo_auto_77" office:value-type="string" calcext:value-type="string">
            <text:p>Expression | ValueError | ComplexNumber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style-name="odfdo_auto_78" office:value-type="string" calcext:value-type="string">
            <text:p>complex | RealNumber | ComplexNumber</text:p>
          </table:table-cell>
          <table:table-cell table:style-name="odfdo_auto_79" office:value-type="string" calcext:value-type="string">
            <text:p>RealDoubleElement_gsl | complex | 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73" office:value-type="string" calcext:value-type="string">
            <text:p>Expression | int | ValueError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74" office:value-type="string" calcext:value-type="string">
            <text:p>Expression | Integer | ValueError</text:p>
          </table:table-cell>
          <table:table-cell office:value-type="string" calcext:value-type="string">
            <text:p>TypeError</text:p>
          </table:table-cell>
          <table:table-cell table:style-name="odfdo_auto_75" office:value-type="string" calcext:value-type="string">
            <text:p>Expression | ValueError</text:p>
          </table:table-cell>
          <table:table-cell office:value-type="string" calcext:value-type="string">
            <text:p>Expression</text:p>
          </table:table-cell>
          <table:table-cell table:style-name="odfdo_auto_75" office:value-type="string" calcext:value-type="string">
            <text:p>Expression | ValueError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2" table:style-name="odfdo_auto_77" office:value-type="string" calcext:value-type="string">
            <text:p>Expression | ValueError | ComplexNumber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style-name="odfdo_auto_80" office:value-type="string" calcext:value-type="string">
            <text:p>complex | ComplexNumber</text:p>
          </table:table-cell>
          <table:table-cell table:style-name="odfdo_auto_81" office:value-type="string" calcext:value-type="string">
            <text:p>complex | 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15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15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6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15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15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15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15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15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14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  <table:table-cell table:number-columns-repeated="15" office:value-type="string" calcext:value-type="string">
            <text:p>NotImplementedError</text:p>
          </table:table-cell>
          <table:table-cell table:style-name="odfdo_auto_152" office:value-type="string" calcext:value-type="string">
            <text:p>NotImplementedError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110" office:value-type="string" calcext:value-type="string">
            <text:p>UnsignedInfinity | Expression | Integer | ZeroDivisionError | MinusInfinity | RuntimeError</text:p>
          </table:table-cell>
          <table:table-cell table:style-name="odfdo_auto_111" office:value-type="string" calcext:value-type="string">
            <text:p>Expression | float</text:p>
          </table:table-cell>
          <table:table-cell table:style-name="odfdo_auto_46" office:value-type="string" calcext:value-type="string">
            <text:p>Integer | Expression</text:p>
          </table:table-cell>
          <table:table-cell table:style-name="odfdo_auto_112" office:value-type="string" calcext:value-type="string">
            <text:p>Integer | MinusInfinity | TypeError | Expression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13" office:value-type="string" calcext:value-type="string">
            <text:p>Expression | float32</text:p>
          </table:table-cell>
          <table:table-cell table:style-name="odfdo_auto_114" office:value-type="string" calcext:value-type="string">
            <text:p>Expression | longdouble</text:p>
          </table:table-cell>
          <table:table-cell table:style-name="odfdo_auto_115" office:value-type="string" calcext:value-type="string">
            <text:p>complex64 | Expression</text:p>
          </table:table-cell>
          <table:table-cell table:number-columns-repeated="2" table:style-name="odfdo_auto_116" office:value-type="string" calcext:value-type="string">
            <text:p>Integer | MinusInfinity | Expression</text:p>
          </table:table-cell>
          <table:table-cell table:style-name="odfdo_auto_117" office:value-type="string" calcext:value-type="string">
            <text:p>UnsignedInfinity | Integer | Expression | ZeroDivisionError | MinusInfinity | RuntimeError</text:p>
          </table:table-cell>
          <table:table-cell table:style-name="odfdo_auto_118" office:value-type="string" calcext:value-type="string">
            <text:p>Integer | MinusInfinity | TypeError</text:p>
          </table:table-cell>
          <table:table-cell table:style-name="odfdo_auto_117" office:value-type="string" calcext:value-type="string">
            <text:p>UnsignedInfinity | Integer | Expression | ZeroDivisionError | MinusInfinity | RuntimeError</text:p>
          </table:table-cell>
          <table:table-cell table:style-name="odfdo_auto_68" office:value-type="string" calcext:value-type="string">
            <text:p>Expression | RuntimeError</text:p>
          </table:table-cell>
          <table:table-cell table:style-name="odfdo_auto_119" office:value-type="string" calcext:value-type="string">
            <text:p>Expression | ZeroDivisionError | RuntimeError</text:p>
          </table:table-cell>
          <table:table-cell table:style-name="odfdo_auto_120" office:value-type="string" calcext:value-type="string">
            <text:p>UnsignedInfinity | Expression | MinusInfinity | ZeroDivisionError | RuntimeError</text:p>
          </table:table-cell>
          <table:table-cell table:style-name="odfdo_auto_121" office:value-type="string" calcext:value-type="string">
            <text:p>ValueError | Expression | MinusInfinity | ZeroDivisionError | RuntimeError</text:p>
          </table:table-cell>
          <table:table-cell table:style-name="odfdo_auto_122" office:value-type="string" calcext:value-type="string">
            <text:p>Expression | ZeroDivisionError | RuntimeError | ComplexNumber</text:p>
          </table:table-cell>
          <table:table-cell table:style-name="odfdo_auto_110" office:value-type="string" calcext:value-type="string">
            <text:p>UnsignedInfinity | Expression | Integer | ZeroDivisionError | MinusInfinity | RuntimeError</text:p>
          </table:table-cell>
          <table:table-cell table:style-name="odfdo_auto_48" office:value-type="string" calcext:value-type="string">
            <text:p>Expression | RealNumber</text:p>
          </table:table-cell>
          <table:table-cell table:style-name="odfdo_auto_49" office:value-type="string" calcext:value-type="string">
            <text:p>RealDoubleElement_gsl | Expression</text:p>
          </table:table-cell>
          <table:table-cell table:style-name="odfdo_auto_50" office:value-type="string" calcext:value-type="string">
            <text:p>Expression | RealBall</text:p>
          </table:table-cell>
          <table:table-cell table:style-name="odfdo_auto_51" office:value-type="string" calcext:value-type="string">
            <text:p>RealIntervalFieldElement | Expression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52" office:value-type="string" calcext:value-type="string">
            <text:p>Expression | ComplexDoubleElement</text:p>
          </table:table-cell>
          <table:table-cell table:style-name="odfdo_auto_46" office:value-type="string" calcext:value-type="string">
            <text:p>Integer | Expression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table:style-name="odfdo_auto_68" office:value-type="string" calcext:value-type="string">
            <text:p>Expression | RuntimeError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2" office:value-type="string" calcext:value-type="string">
            <text:p>TypeError | ValueError</text:p>
          </table:table-cell>
          <table:table-cell office:value-type="string" calcext:value-type="string">
            <text:p>TypeError</text:p>
          </table:table-cell>
          <table:table-cell table:style-name="odfdo_auto_123" office:value-type="string" calcext:value-type="string">
            <text:p>Integer | TypeError | ValueErro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3" office:value-type="string" calcext:value-type="string">
            <text:p>NotImplementedError</text:p>
          </table:table-cell>
          <table:table-cell table:style-name="odfdo_auto_124" office:value-type="string" calcext:value-type="string">
            <text:p>Integer | ValueError</text:p>
          </table:table-cell>
          <table:table-cell office:value-type="string" calcext:value-type="string">
            <text:p>ValueError</text:p>
          </table:table-cell>
          <table:table-cell table:style-name="odfdo_auto_123" office:value-type="string" calcext:value-type="string">
            <text:p>Integer | TypeError | ValueError</text:p>
          </table:table-cell>
          <table:table-cell table:style-name="odfdo_auto_12" office:value-type="string" calcext:value-type="string">
            <text:p>Integer</text:p>
          </table:table-cell>
          <table:table-cell office:value-type="string" calcext:value-type="string">
            <text:p>ValueError</text:p>
          </table:table-cell>
          <table:table-cell table:style-name="odfdo_auto_152" office:value-type="string" calcext:value-type="string">
            <text:p>TypeError</text:p>
          </table:table-cell>
          <table:table-cell table:number-columns-repeated="3" office:value-type="string" calcext:value-type="string">
            <text:p>TypeError | ValueError</text:p>
          </table:table-cell>
          <table:table-cell office:value-type="string" calcext:value-type="string">
            <text:p>TypeError</text:p>
          </table:table-cell>
          <table:table-cell office:value-type="string" calcext:value-type="string">
            <text:p>TypeError | ValueError</text:p>
          </table:table-cell>
          <table:table-cell table:number-columns-repeated="10" office:value-type="string" calcext:value-type="string">
            <text:p>TypeError</text:p>
          </table:table-cell>
          <table:table-cell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style-name="odfdo_auto_125" office:value-type="string" calcext:value-type="string">
            <text:p>Rational | Integer | Expression | ZeroDivisionError | RuntimeError</text:p>
          </table:table-cell>
          <table:table-cell table:style-name="odfdo_auto_111" office:value-type="string" calcext:value-type="string">
            <text:p>Expression | float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126" office:value-type="string" calcext:value-type="string">
            <text:p>Integer | TypeErro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127" office:value-type="string" calcext:value-type="string">
            <text:p>Expression | NotImplementedError | float32</text:p>
          </table:table-cell>
          <table:table-cell table:style-name="odfdo_auto_128" office:value-type="string" calcext:value-type="string">
            <text:p>Expression | NotImplementedError | longdouble</text:p>
          </table:table-cell>
          <table:table-cell table:style-name="odfdo_auto_129" office:value-type="string" calcext:value-type="string">
            <text:p>complex64 | NotImplementedError | Expression</text:p>
          </table:table-cell>
          <table:table-cell table:style-name="odfdo_auto_130" office:value-type="string" calcext:value-type="string">
            <text:p>Expression | NotImplementedError | Integer</text:p>
          </table:table-cell>
          <table:table-cell table:style-name="odfdo_auto_34" office:value-type="string" calcext:value-type="string">
            <text:p>Rational | Integer | Expression</text:p>
          </table:table-cell>
          <table:table-cell table:style-name="odfdo_auto_131" office:value-type="string" calcext:value-type="string">
            <text:p>Expression | ZeroDivisionError | Integer | RuntimeError</text:p>
          </table:table-cell>
          <table:table-cell table:style-name="odfdo_auto_132" office:value-type="string" calcext:value-type="string">
            <text:p>Expression | TypeError | Integer</text:p>
          </table:table-cell>
          <table:table-cell table:style-name="odfdo_auto_133" office:value-type="string" calcext:value-type="string">
            <text:p>AttributeError | Rational | Integer | Expression | ZeroDivisionError | RuntimeError</text:p>
          </table:table-cell>
          <table:table-cell office:value-type="string" calcext:value-type="string">
            <text:p>Expression</text:p>
          </table:table-cell>
          <table:table-cell table:style-name="odfdo_auto_134" office:value-type="string" calcext:value-type="string">
            <text:p>Expression | UnsignedInfinity | ZeroDivisionError</text:p>
          </table:table-cell>
          <table:table-cell table:style-name="odfdo_auto_135" office:value-type="string" calcext:value-type="string">
            <text:p>Integer | ZeroDivisionError | RuntimeError | Expression</text:p>
          </table:table-cell>
          <table:table-cell table:style-name="odfdo_auto_136" office:value-type="string" calcext:value-type="string">
            <text:p>Expression | ZeroDivisionError | ValueError</text:p>
          </table:table-cell>
          <table:table-cell table:style-name="odfdo_auto_137" office:value-type="string" calcext:value-type="string">
            <text:p>Expression | ZeroDivisionError | ValueError | ComplexNumber</text:p>
          </table:table-cell>
          <table:table-cell table:style-name="odfdo_auto_125" office:value-type="string" calcext:value-type="string">
            <text:p>Rational | Integer | Expression | ZeroDivisionError | RuntimeError</text:p>
          </table:table-cell>
          <table:table-cell table:style-name="odfdo_auto_48" office:value-type="string" calcext:value-type="string">
            <text:p>Expression | RealNumber</text:p>
          </table:table-cell>
          <table:table-cell table:style-name="odfdo_auto_138" office:value-type="string" calcext:value-type="string">
            <text:p>Expression | RealDoubleElement_gsl</text:p>
          </table:table-cell>
          <table:table-cell table:style-name="odfdo_auto_50" office:value-type="string" calcext:value-type="string">
            <text:p>Expression | RealBall</text:p>
          </table:table-cell>
          <table:table-cell table:style-name="odfdo_auto_139" office:value-type="string" calcext:value-type="string">
            <text:p>Expression | RealIntervalFieldElement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52" office:value-type="string" calcext:value-type="string">
            <text:p>Expression | ComplexDoubleElement</text:p>
          </table:table-cell>
          <table:table-cell table:style-name="odfdo_auto_47" office:value-type="string" calcext:value-type="string">
            <text:p>Expression | Integer</text:p>
          </table:table-cell>
          <table:table-cell table:style-name="odfdo_auto_15" office:value-type="string" calcext:value-type="string">
            <text:p>Expression</text:p>
          </table:table-cell>
          <table:table-cell table:number-columns-repeated="3" table:style-name="odfdo_auto_46" office:value-type="string" calcext:value-type="string">
            <text:p>Integer | Expression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style-name="odfdo_auto_140" office:value-type="string" calcext:value-type="string">
            <text:p>Expression | ZeroDivisionError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table:style-name="odfdo_auto_15" office:value-type="string" calcext:value-type="string">
            <text:p>Expression</text:p>
          </table:table-cell>
          <table:table-cell table:style-name="odfdo_auto_140" office:value-type="string" calcext:value-type="string">
            <text:p>Expression | ZeroDivisionError</text:p>
          </table:table-cell>
          <table:table-cell office:value-type="string" calcext:value-type="string">
            <text:p>TypeError</text:p>
          </table:table-cell>
          <table:table-cell table:style-name="odfdo_auto_140" office:value-type="string" calcext:value-type="string">
            <text:p>Expression | ZeroDivisionErro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140" office:value-type="string" calcext:value-type="string">
            <text:p>Expression | ZeroDivisionError</text:p>
          </table:table-cell>
          <table:table-cell table:number-columns-repeated="11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style-name="odfdo_auto_84" office:value-type="string" calcext:value-type="string">
            <text:p>Integer | RuntimeError | Expression | ValueError</text:p>
          </table:table-cell>
          <table:table-cell table:number-columns-repeated="2" table:style-name="odfdo_auto_46" office:value-type="string" calcext:value-type="string">
            <text:p>Integer | 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84" office:value-type="string" calcext:value-type="string">
            <text:p>Integer | RuntimeError | Expression | ValueError</text:p>
          </table:table-cell>
          <table:table-cell office:value-type="string" calcext:value-type="string">
            <text:p>TypeError</text:p>
          </table:table-cell>
          <table:table-cell table:style-name="odfdo_auto_85" office:value-type="string" calcext:value-type="string">
            <text:p>Integer | ValueError | RuntimeError | Expression</text:p>
          </table:table-cell>
          <table:table-cell office:value-type="string" calcext:value-type="string">
            <text:p>Expression</text:p>
          </table:table-cell>
          <table:table-cell table:style-name="odfdo_auto_86" office:value-type="string" calcext:value-type="string">
            <text:p>Integer | RuntimeError | ValueError</text:p>
          </table:table-cell>
          <table:table-cell table:style-name="odfdo_auto_84" office:value-type="string" calcext:value-type="string">
            <text:p>Integer | RuntimeError | Expression | ValueError</text:p>
          </table:table-cell>
          <table:table-cell table:number-columns-repeated="2" table:style-name="odfdo_auto_76" office:value-type="string" calcext:value-type="string">
            <text:p>Integer | ValueError | Expression</text:p>
          </table:table-cell>
          <table:table-cell table:style-name="odfdo_auto_84" office:value-type="string" calcext:value-type="string">
            <text:p>Integer | RuntimeError | Expression | ValueError</text:p>
          </table:table-cell>
          <table:table-cell table:number-columns-repeated="8" table:style-name="odfdo_auto_46" office:value-type="string" calcext:value-type="string">
            <text:p>Integer | Expression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87" office:value-type="string" calcext:value-type="string">
            <text:p>UnsignedInfinity | ValueError | Integer | Expression | RuntimeError</text:p>
          </table:table-cell>
          <table:table-cell table:number-columns-repeated="2" table:style-name="odfdo_auto_46" office:value-type="string" calcext:value-type="string">
            <text:p>Integer | 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87" office:value-type="string" calcext:value-type="string">
            <text:p>UnsignedInfinity | ValueError | Integer | Expression | RuntimeError</text:p>
          </table:table-cell>
          <table:table-cell office:value-type="string" calcext:value-type="string">
            <text:p>TypeError</text:p>
          </table:table-cell>
          <table:table-cell table:style-name="odfdo_auto_88" office:value-type="string" calcext:value-type="string">
            <text:p>UnsignedInfinity | AttributeError | ValueError | Expression | RuntimeError</text:p>
          </table:table-cell>
          <table:table-cell table:style-name="odfdo_auto_68" office:value-type="string" calcext:value-type="string">
            <text:p>Expression | RuntimeError</text:p>
          </table:table-cell>
          <table:table-cell table:style-name="odfdo_auto_87" office:value-type="string" calcext:value-type="string">
            <text:p>UnsignedInfinity | ValueError | Integer | Expression | RuntimeError</text:p>
          </table:table-cell>
          <table:table-cell table:style-name="odfdo_auto_89" office:value-type="string" calcext:value-type="string">
            <text:p>Integer | UnsignedInfinity | RuntimeError | ValueError</text:p>
          </table:table-cell>
          <table:table-cell table:number-columns-repeated="2" table:style-name="odfdo_auto_82" office:value-type="string" calcext:value-type="string">
            <text:p>Integer | RuntimeError | ValueError | Expression</text:p>
          </table:table-cell>
          <table:table-cell table:style-name="odfdo_auto_87" office:value-type="string" calcext:value-type="string">
            <text:p>UnsignedInfinity | ValueError | Integer | Expression | RuntimeError</text:p>
          </table:table-cell>
          <table:table-cell table:number-columns-repeated="8" table:style-name="odfdo_auto_46" office:value-type="string" calcext:value-type="string">
            <text:p>Integer | Expression</text:p>
          </table:table-cell>
          <table:table-cell table:number-columns-repeated="3" table:style-name="odfdo_auto_72" office:value-type="string" calcext:value-type="string">
            <text:p>Integer | RuntimeError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style-name="odfdo_auto_90" office:value-type="string" calcext:value-type="string">
            <text:p>Integer | ValueError | RealNumber | Expression</text:p>
          </table:table-cell>
          <table:table-cell table:style-name="odfdo_auto_91" office:value-type="string" calcext:value-type="string">
            <text:p>Expression | complex | RealNumber | ComplexNumber</text:p>
          </table:table-cell>
          <table:table-cell table:style-name="odfdo_auto_92" office:value-type="string" calcext:value-type="string">
            <text:p>Expression | complex | 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90" office:value-type="string" calcext:value-type="string">
            <text:p>Integer | ValueError | RealNumber | Expression</text:p>
          </table:table-cell>
          <table:table-cell office:value-type="string" calcext:value-type="string">
            <text:p>TypeError</text:p>
          </table:table-cell>
          <table:table-cell table:style-name="odfdo_auto_93" office:value-type="string" calcext:value-type="string">
            <text:p>Expression | RealNumber | ValueError</text:p>
          </table:table-cell>
          <table:table-cell office:value-type="string" calcext:value-type="string">
            <text:p>Expression</text:p>
          </table:table-cell>
          <table:table-cell table:style-name="odfdo_auto_94" office:value-type="string" calcext:value-type="string">
            <text:p>Expression | ValueError | RealNumber</text:p>
          </table:table-cell>
          <table:table-cell table:style-name="odfdo_auto_90" office:value-type="string" calcext:value-type="string">
            <text:p>Integer | ValueError | RealNumber | Expression</text:p>
          </table:table-cell>
          <table:table-cell table:style-name="odfdo_auto_95" office:value-type="string" calcext:value-type="string">
            <text:p>ValueError | Expression | Integer | RealNumber | ComplexNumber</text:p>
          </table:table-cell>
          <table:table-cell table:style-name="odfdo_auto_96" office:value-type="string" calcext:value-type="string">
            <text:p>Expression | ValueError | RealNumber | ComplexNumber</text:p>
          </table:table-cell>
          <table:table-cell table:style-name="odfdo_auto_90" office:value-type="string" calcext:value-type="string">
            <text:p>Integer | ValueError | RealNumber | Expression</text:p>
          </table:table-cell>
          <table:table-cell table:style-name="odfdo_auto_37" office:value-type="string" calcext:value-type="string">
            <text:p>Expression | RealNumber | ComplexNumber</text:p>
          </table:table-cell>
          <table:table-cell table:style-name="odfdo_auto_97" office:value-type="string" calcext:value-type="string">
            <text:p>Expression | RealNumber | ComplexDoubleElement | ComplexNumber</text:p>
          </table:table-cell>
          <table:table-cell table:style-name="odfdo_auto_58" office:value-type="string" calcext:value-type="string">
            <text:p>Expression | TypeError</text:p>
          </table:table-cell>
          <table:table-cell table:style-name="odfdo_auto_98" office:value-type="string" calcext:value-type="string">
            <text:p>RealIntervalFieldElement | TypeError | Expression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99" office:value-type="string" calcext:value-type="string">
            <text:p>Expression | ComplexDoubleElement | ComplexNumber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100" office:value-type="string" calcext:value-type="string">
            <text:p>Integer | ValueError | Expression | ComplexNumber</text:p>
          </table:table-cell>
          <table:table-cell table:number-columns-repeated="2" table:style-name="odfdo_auto_38" office:value-type="string" calcext:value-type="string">
            <text:p>Expression | ComplexNumbe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00" office:value-type="string" calcext:value-type="string">
            <text:p>Integer | ValueError | Expression | ComplexNumber</text:p>
          </table:table-cell>
          <table:table-cell office:value-type="string" calcext:value-type="string">
            <text:p>TypeError</text:p>
          </table:table-cell>
          <table:table-cell table:style-name="odfdo_auto_77" office:value-type="string" calcext:value-type="string">
            <text:p>Expression | ValueError | ComplexNumber</text:p>
          </table:table-cell>
          <table:table-cell office:value-type="string" calcext:value-type="string">
            <text:p>Expression</text:p>
          </table:table-cell>
          <table:table-cell table:style-name="odfdo_auto_77" office:value-type="string" calcext:value-type="string">
            <text:p>Expression | ValueError | ComplexNumber</text:p>
          </table:table-cell>
          <table:table-cell table:style-name="odfdo_auto_100" office:value-type="string" calcext:value-type="string">
            <text:p>Integer | ValueError | Expression | ComplexNumber</text:p>
          </table:table-cell>
          <table:table-cell table:style-name="odfdo_auto_77" office:value-type="string" calcext:value-type="string">
            <text:p>Expression | ValueError | ComplexNumber</text:p>
          </table:table-cell>
          <table:table-cell table:style-name="odfdo_auto_101" office:value-type="string" calcext:value-type="string">
            <text:p>Expression | Integer | ValueError | ComplexNumber</text:p>
          </table:table-cell>
          <table:table-cell table:style-name="odfdo_auto_100" office:value-type="string" calcext:value-type="string">
            <text:p>Integer | ValueError | Expression | ComplexNumber</text:p>
          </table:table-cell>
          <table:table-cell table:number-columns-repeated="2" table:style-name="odfdo_auto_38" office:value-type="string" calcext:value-type="string">
            <text:p>Expression | ComplexNumber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number-columns-repeated="2" table:style-name="odfdo_auto_38" office:value-type="string" calcext:value-type="string">
            <text:p>Expression | ComplexNumber</text:p>
          </table:table-cell>
          <table:table-cell table:number-columns-repeated="2" table:style-name="odfdo_auto_58" office:value-type="string" calcext:value-type="string">
            <text:p>Expression | TypeError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style-name="odfdo_auto_71" office:value-type="string" calcext:value-type="string">
            <text:p>UnsignedInfinity | Integer | MinusInfinity | Expression | RuntimeError</text:p>
          </table:table-cell>
          <table:table-cell table:number-columns-repeated="2" table:style-name="odfdo_auto_46" office:value-type="string" calcext:value-type="string">
            <text:p>Integer | 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71" office:value-type="string" calcext:value-type="string">
            <text:p>UnsignedInfinity | Integer | MinusInfinity | Expression | RuntimeError</text:p>
          </table:table-cell>
          <table:table-cell office:value-type="string" calcext:value-type="string">
            <text:p>TypeError</text:p>
          </table:table-cell>
          <table:table-cell table:style-name="odfdo_auto_69" office:value-type="string" calcext:value-type="string">
            <text:p>Integer | UnsignedInfinity | RuntimeError | Expression</text:p>
          </table:table-cell>
          <table:table-cell table:style-name="odfdo_auto_68" office:value-type="string" calcext:value-type="string">
            <text:p>Expression | RuntimeError</text:p>
          </table:table-cell>
          <table:table-cell table:number-columns-repeated="2" table:style-name="odfdo_auto_69" office:value-type="string" calcext:value-type="string">
            <text:p>Integer | UnsignedInfinity | RuntimeError | Expression</text:p>
          </table:table-cell>
          <table:table-cell table:number-columns-repeated="2" table:style-name="odfdo_auto_82" office:value-type="string" calcext:value-type="string">
            <text:p>Integer | RuntimeError | ValueError | Expression</text:p>
          </table:table-cell>
          <table:table-cell table:style-name="odfdo_auto_102" office:value-type="string" calcext:value-type="string">
            <text:p>Integer | UnsignedInfinity | MinusInfinity | RuntimeError</text:p>
          </table:table-cell>
          <table:table-cell table:number-columns-repeated="8" table:style-name="odfdo_auto_46" office:value-type="string" calcext:value-type="string">
            <text:p>Integer | Expression</text:p>
          </table:table-cell>
          <table:table-cell table:number-columns-repeated="3" table:style-name="odfdo_auto_72" office:value-type="string" calcext:value-type="string">
            <text:p>Integer | RuntimeError</text:p>
          </table:table-cell>
        </table:table-row>
        <table:table-row table:style-name="ro1">
          <table:table-cell table:style-name="odfdo_auto_21" office:value-type="string" calcext:value-type="string">
            <text:p>RealNumber</text:p>
          </table:table-cell>
          <table:table-cell table:style-name="odfdo_auto_37" office:value-type="string" calcext:value-type="string">
            <text:p>Expression | RealNumber | ComplexNumber</text:p>
          </table:table-cell>
          <table:table-cell table:style-name="odfdo_auto_41" office:value-type="string" calcext:value-type="string">
            <text:p>RealNumber | ComplexNumber</text:p>
          </table:table-cell>
          <table:table-cell table:style-name="odfdo_auto_80" office:value-type="string" calcext:value-type="string">
            <text:p>complex | ComplexNumber</text:p>
          </table:table-cell>
          <table:table-cell table:number-columns-repeated="2" table:style-name="odfdo_auto_141" office:value-type="string" calcext:value-type="string">
            <text:p>TypeError | RealNumber | ComplexNumbe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2" office:value-type="string" calcext:value-type="string">
            <text:p>NotImplementedError | RealNumber | ComplexNumber</text:p>
          </table:table-cell>
          <table:table-cell office:value-type="string" calcext:value-type="string">
            <text:p>NotImplementedError</text:p>
          </table:table-cell>
          <table:table-cell table:style-name="odfdo_auto_142" office:value-type="string" calcext:value-type="string">
            <text:p>NotImplementedError | RealNumber | ComplexNumber</text:p>
          </table:table-cell>
          <table:table-cell table:style-name="odfdo_auto_41" office:value-type="string" calcext:value-type="string">
            <text:p>RealNumber | ComplexNumber</text:p>
          </table:table-cell>
          <table:table-cell table:style-name="odfdo_auto_37" office:value-type="string" calcext:value-type="string">
            <text:p>Expression | RealNumber | ComplexNumber</text:p>
          </table:table-cell>
          <table:table-cell table:style-name="odfdo_auto_41" office:value-type="string" calcext:value-type="string">
            <text:p>RealNumber | ComplexNumber</text:p>
          </table:table-cell>
          <table:table-cell table:style-name="odfdo_auto_37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7" office:value-type="string" calcext:value-type="string">
            <text:p>Expression | RealNumber | ComplexNumber</text:p>
          </table:table-cell>
          <table:table-cell table:number-columns-repeated="3" table:style-name="odfdo_auto_41" office:value-type="string" calcext:value-type="string">
            <text:p>RealNumber | ComplexNumber</text:p>
          </table:table-cell>
          <table:table-cell table:number-columns-repeated="2" table:style-name="odfdo_auto_141" office:value-type="string" calcext:value-type="string">
            <text:p>TypeError | RealNumber | ComplexNumbe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105" office:value-type="string" calcext:value-type="string">
            <text:p>ComplexDoubleElement | ComplexNumber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41" office:value-type="string" calcext:value-type="string">
            <text:p>RealNumber | ComplexNumber</text:p>
          </table:table-cell>
          <table:table-cell table:style-name="odfdo_auto_25" office:value-type="string" calcext:value-type="string">
            <text:p>ComplexNumb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22" office:value-type="string" calcext:value-type="string">
            <text:p>RealDoubleElement_gsl</text:p>
          </table:table-cell>
          <table:table-cell table:number-columns-repeated="2" table:style-name="odfdo_auto_42" office:value-type="string" calcext:value-type="string">
            <text:p>RealDoubleElement_gsl | ComplexDoubleElement</text:p>
          </table:table-cell>
          <table:table-cell table:style-name="odfdo_auto_81" office:value-type="string" calcext:value-type="string">
            <text:p>complex | ComplexDoubleElement</text:p>
          </table:table-cell>
          <table:table-cell table:number-columns-repeated="2" table:style-name="odfdo_auto_42" office:value-type="string" calcext:value-type="string">
            <text:p>RealDoubleElement_gsl | ComplexDoubleElement</text:p>
          </table:table-cell>
          <table:table-cell table:style-name="odfdo_auto_143" office:value-type="string" calcext:value-type="string">
            <text:p>TypeError | ComplexDoubleElement</text:p>
          </table:table-cell>
          <table:table-cell table:number-columns-repeated="8" table:style-name="odfdo_auto_42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57" office:value-type="string" calcext:value-type="string">
            <text:p>RealDoubleElement_gsl | ComplexDoubleElement | Expression</text:p>
          </table:table-cell>
          <table:table-cell table:number-columns-repeated="5" table:style-name="odfdo_auto_42" office:value-type="string" calcext:value-type="string">
            <text:p>RealDoubleElement_gsl | ComplexDoubleElement</text:p>
          </table:table-cell>
          <table:table-cell table:style-name="odfdo_auto_105" office:value-type="string" calcext:value-type="string">
            <text:p>ComplexDoubleElement | 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143" office:value-type="string" calcext:value-type="string">
            <text:p>TypeError | ComplexDouble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42" office:value-type="string" calcext:value-type="string">
            <text:p>RealDoubleElement_gsl | ComplexDoubleElement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odfdo_auto_23" office:value-type="string" calcext:value-type="string">
            <text:p>RealBal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office:value-type="string" calcext:value-type="string">
            <text:p>NotImplementedError</text:p>
          </table:table-cell>
          <table:table-cell table:number-columns-repeated="3" table:style-name="odfdo_auto_23" office:value-type="string" calcext:value-type="string">
            <text:p>RealBall</text:p>
          </table:table-cell>
          <table:table-cell office:value-type="string" calcext:value-type="string">
            <text:p>TypeError</text:p>
          </table:table-cell>
          <table:table-cell table:style-name="odfdo_auto_23" office:value-type="string" calcext:value-type="string">
            <text:p>RealBall</text:p>
          </table:table-cell>
          <table:table-cell office:value-type="string" calcext:value-type="string">
            <text:p>Expression</text:p>
          </table:table-cell>
          <table:table-cell table:style-name="odfdo_auto_75" office:value-type="string" calcext:value-type="string">
            <text:p>Expression | ValueError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2" table:style-name="odfdo_auto_108" office:value-type="string" calcext:value-type="string">
            <text:p>Expression | TypeError | ValueError</text:p>
          </table:table-cell>
          <table:table-cell table:style-name="odfdo_auto_23" office:value-type="string" calcext:value-type="string">
            <text:p>Real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3" office:value-type="string" calcext:value-type="string">
            <text:p>RealBal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24" office:value-type="string" calcext:value-type="string">
            <text:p>RealIntervalFieldElement</text:p>
          </table:table-cell>
          <table:table-cell table:style-name="odfdo_auto_63" office:value-type="string" calcext:value-type="string">
            <text:p>RealIntervalFieldElement | ComplexIntervalFieldElement | Expression</text:p>
          </table:table-cell>
          <table:table-cell table:style-name="odfdo_auto_144" office:value-type="string" calcext:value-type="string">
            <text:p>RealIntervalFieldElement | ComplexIntervalFieldElement | 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4" office:value-type="string" calcext:value-type="string">
            <text:p>RealIntervalFieldElement | ComplexIntervalFieldElement | TypeErro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5" office:value-type="string" calcext:value-type="string">
            <text:p>RealIntervalFieldElement | ComplexIntervalFieldElement | NotImplementedError</text:p>
          </table:table-cell>
          <table:table-cell office:value-type="string" calcext:value-type="string">
            <text:p>NotImplementedError</text:p>
          </table:table-cell>
          <table:table-cell table:style-name="odfdo_auto_145" office:value-type="string" calcext:value-type="string">
            <text:p>RealIntervalFieldElement | ComplexIntervalFieldElement | NotImplementedError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style-name="odfdo_auto_63" office:value-type="string" calcext:value-type="string">
            <text:p>RealIntervalFieldElement | ComplexIntervalFieldElement | Expression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style-name="odfdo_auto_63" office:value-type="string" calcext:value-type="string">
            <text:p>RealIntervalFieldElement | ComplexIntervalFieldElement | Expression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63" office:value-type="string" calcext:value-type="string">
            <text:p>RealIntervalFieldElement | ComplexIntervalFieldElement | Expression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number-columns-repeated="3" table:style-name="odfdo_auto_144" office:value-type="string" calcext:value-type="string">
            <text:p>RealIntervalFieldElement | ComplexIntervalFieldElement | TypeError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39" office:value-type="string" calcext:value-type="string">
            <text:p>RealIntervalFieldElement | ComplexIntervalFieldElement</text:p>
          </table:table-cell>
          <table:table-cell table:style-name="odfdo_auto_146" office:value-type="string" calcext:value-type="string">
            <text:p>Integer | ComplexIntervalFieldElement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25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table:number-columns-repeated="2" table:style-name="odfdo_auto_147" office:value-type="string" calcext:value-type="string">
            <text:p>TypeError | ComplexNumber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8" office:value-type="string" calcext:value-type="string">
            <text:p>NotImplementedError | ComplexNumber</text:p>
          </table:table-cell>
          <table:table-cell office:value-type="string" calcext:value-type="string">
            <text:p>NotImplementedError</text:p>
          </table:table-cell>
          <table:table-cell table:style-name="odfdo_auto_148" office:value-type="string" calcext:value-type="string">
            <text:p>NotImplementedError | ComplexNumbe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38" office:value-type="string" calcext:value-type="string">
            <text:p>Expression | ComplexNumber</text:p>
          </table:table-cell>
          <table:table-cell table:number-columns-repeated="3" table:style-name="odfdo_auto_25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table:number-columns-repeated="2" office:value-type="string" calcext:value-type="string">
            <text:p>TypeError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15" table:style-name="odfdo_auto_26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52" office:value-type="string" calcext:value-type="string">
            <text:p>Expression | ComplexDoubleElement</text:p>
          </table:table-cell>
          <table:table-cell table:number-columns-repeated="8" table:style-name="odfdo_auto_26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2" table:style-name="odfdo_auto_27" office:value-type="string" calcext:value-type="string">
            <text:p>ComplexBall</text:p>
          </table:table-cell>
          <table:table-cell table:number-columns-repeated="5" office:value-type="string" calcext:value-type="string">
            <text:p>TypeError</text:p>
          </table:table-cell>
          <table:table-cell table:number-columns-repeated="3" office:value-type="string" calcext:value-type="string">
            <text:p>NotImplementedError</text:p>
          </table:table-cell>
          <table:table-cell table:number-columns-repeated="3" table:style-name="odfdo_auto_27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office:value-type="string" calcext:value-type="string">
            <text:p>Expression</text:p>
          </table:table-cell>
          <table:table-cell table:style-name="odfdo_auto_75" office:value-type="string" calcext:value-type="string">
            <text:p>Expression | ValueError</text:p>
          </table:table-cell>
          <table:table-cell table:style-name="odfdo_auto_76" office:value-type="string" calcext:value-type="string">
            <text:p>Integer | ValueError | Expression</text:p>
          </table:table-cell>
          <table:table-cell table:number-columns-repeated="2" table:style-name="odfdo_auto_108" office:value-type="string" calcext:value-type="string">
            <text:p>Expression | TypeError | ValueError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2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28" office:value-type="string" calcext:value-type="string">
            <text:p>ComplexIntervalFieldElement</text:p>
          </table:table-cell>
          <table:table-cell table:style-name="odfdo_auto_54" office:value-type="string" calcext:value-type="string">
            <text:p>Expression | ComplexIntervalFieldElement</text:p>
          </table:table-cell>
          <table:table-cell table:style-name="odfdo_auto_149" office:value-type="string" calcext:value-type="string">
            <text:p>TypeError | ComplexIntervalField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49" office:value-type="string" calcext:value-type="string">
            <text:p>TypeError | ComplexIntervalFieldElement</text:p>
          </table:table-cell>
          <table:table-cell office:value-type="string" calcext:value-type="string">
            <text:p>TypeError</text:p>
          </table:table-cell>
          <table:table-cell table:number-columns-repeated="2" table:style-name="odfdo_auto_150" office:value-type="string" calcext:value-type="string">
            <text:p>ComplexIntervalFieldElement | NotImplementedError</text:p>
          </table:table-cell>
          <table:table-cell office:value-type="string" calcext:value-type="string">
            <text:p>NotImplementedError</text:p>
          </table:table-cell>
          <table:table-cell table:style-name="odfdo_auto_150" office:value-type="string" calcext:value-type="string">
            <text:p>ComplexIntervalFieldElement | NotImplementedError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54" office:value-type="string" calcext:value-type="string">
            <text:p>Expression | ComplexIntervalFieldElement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54" office:value-type="string" calcext:value-type="string">
            <text:p>Expression | ComplexIntervalField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54" office:value-type="string" calcext:value-type="string">
            <text:p>Expression | ComplexIntervalFieldElement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table:style-name="odfdo_auto_149" office:value-type="string" calcext:value-type="string">
            <text:p>TypeError | ComplexIntervalFieldElement</text:p>
          </table:table-cell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2" table:style-name="odfdo_auto_28" office:value-type="string" calcext:value-type="string">
            <text:p>ComplexIntervalFieldElement</text:p>
          </table:table-cell>
          <table:table-cell table:style-name="odfdo_auto_12" office:value-type="string" calcext:value-type="string">
            <text:p>Integer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style-name="odfdo_auto_29" office:value-type="string" calcext:value-type="string">
            <text:p>PlusInfinity</text:p>
          </table:table-cell>
          <table:table-cell table:number-columns-repeated="3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6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30" office:value-type="string" calcext:value-type="string">
            <text:p>MinusInfinity</text:p>
          </table:table-cell>
          <table:table-cell table:number-columns-repeated="3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6" table:style-name="odfdo_auto_15" office:value-type="string" calcext:value-type="string">
            <text:p>Expression</text:p>
          </table:table-cell>
        </table:table-row>
        <table:table-row table:style-name="ro1">
          <table:table-cell table:style-name="odfdo_auto_31" office:value-type="string" calcext:value-type="string">
            <text:p>UnsignedInfinity</text:p>
          </table:table-cell>
          <table:table-cell table:number-columns-repeated="3"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style-name="odfdo_auto_15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table:number-columns-repeated="16" table:style-name="odfdo_auto_15" office:value-type="string" calcext:value-type="string">
            <text:p>Expression</text:p>
          </table:table-cell>
        </table:table-row>
      </table:table>
      <table:table table:name="logb_hold" table:style-name="ta1">
        <table:table-column table:style-name="co34" table:default-cell-style-name="Default"/>
        <table:table-column table:style-name="co34" table:number-columns-repeated="3" table:default-cell-style-name="odfdo_auto_15"/>
        <table:table-column table:style-name="co34" table:number-columns-repeated="3" table:default-cell-style-name="odfdo_auto_152"/>
        <table:table-column table:style-name="co34" table:number-columns-repeated="6" table:default-cell-style-name="odfdo_auto_15"/>
        <table:table-column table:style-name="co34" table:default-cell-style-name="odfdo_auto_152"/>
        <table:table-column table:style-name="co34" table:number-columns-repeated="18" table:default-cell-style-name="odfdo_auto_15"/>
        <table:table-row table:style-name="ro1">
          <table:table-cell office:value-type="string" calcext:value-type="string">
            <text:p>logb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24" office:value-type="string" calcext:value-type="string">
            <text:p>Real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29" office:value-type="string" calcext:value-type="string">
            <text:p>PlusInfinity</text:p>
          </table:table-cell>
          <table:table-cell table:style-name="odfdo_auto_30" office:value-type="string" calcext:value-type="string">
            <text:p>MinusInfinity</text:p>
          </table:table-cell>
          <table:table-cell table:style-name="odfdo_auto_31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Real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RealDoubleElement_gs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Real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Real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5" office:value-type="string" calcext:value-type="string">
            <text:p>Complex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6" office:value-type="string" calcext:value-type="string">
            <text:p>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7" office:value-type="string" calcext:value-type="string">
            <text:p>Complex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9" office:value-type="string" calcext:value-type="string">
            <text:p>Pl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0" office:value-type="string" calcext:value-type="string">
            <text:p>Min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1" office:value-type="string" calcext:value-type="string">
            <text:p>Unsigned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</table:table>
      <table:table table:name="polylog_hold" table:style-name="ta1">
        <table:table-column table:style-name="co34" table:default-cell-style-name="Default"/>
        <table:table-column table:style-name="co34" table:number-columns-repeated="3" table:default-cell-style-name="odfdo_auto_15"/>
        <table:table-column table:style-name="co34" table:number-columns-repeated="3" table:default-cell-style-name="odfdo_auto_152"/>
        <table:table-column table:style-name="co34" table:number-columns-repeated="6" table:default-cell-style-name="odfdo_auto_15"/>
        <table:table-column table:style-name="co34" table:default-cell-style-name="odfdo_auto_152"/>
        <table:table-column table:style-name="co34" table:number-columns-repeated="18" table:default-cell-style-name="odfdo_auto_15"/>
        <table:table-row table:style-name="ro1">
          <table:table-cell office:value-type="string" calcext:value-type="string">
            <text:p>polylog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24" office:value-type="string" calcext:value-type="string">
            <text:p>Real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29" office:value-type="string" calcext:value-type="string">
            <text:p>PlusInfinity</text:p>
          </table:table-cell>
          <table:table-cell table:style-name="odfdo_auto_30" office:value-type="string" calcext:value-type="string">
            <text:p>MinusInfinity</text:p>
          </table:table-cell>
          <table:table-cell table:style-name="odfdo_auto_31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" table:style-name="odfdo_auto_152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152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152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Real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RealDoubleElement_gs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Real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Real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5" office:value-type="string" calcext:value-type="string">
            <text:p>Complex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6" office:value-type="string" calcext:value-type="string">
            <text:p>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7" office:value-type="string" calcext:value-type="string">
            <text:p>Complex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9" office:value-type="string" calcext:value-type="string">
            <text:p>Pl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0" office:value-type="string" calcext:value-type="string">
            <text:p>Min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1" office:value-type="string" calcext:value-type="string">
            <text:p>Unsigned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5" meta:cell-count="5120" meta:object-count="0"/>
    <meta:user-defined meta:name="Info 1"/>
    <meta:user-defined meta:name="Info 2"/>
    <meta:user-defined meta:name="Info 3"/>
    <meta:user-defined meta:name="Info 4"/>
  </office:meta>
</office:document-meta>
</file>